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2" style:family="table">
      <style:table-properties style:width="19.6cm" style:rel-width="100%" table:align="left" style:may-break-between-rows="false"/>
    </style:style>
    <style:style style:name="Tableau2.A" style:family="table-column">
      <style:table-column-properties style:column-width="9.895cm" style:rel-column-width="5381*"/>
    </style:style>
    <style:style style:name="Tableau2.B" style:family="table-column">
      <style:table-column-properties style:column-width="0.857cm" style:rel-column-width="466*"/>
    </style:style>
    <style:style style:name="Tableau2.C" style:family="table-column">
      <style:table-column-properties style:column-width="8.848cm" style:rel-column-width="4811*"/>
    </style:style>
    <style:style style:name="Tableau2.A1" style:family="table-cell">
      <style:table-cell-properties fo:padding="0.097cm" fo:border="none"/>
    </style:style>
    <style:style style:name="Tableau1" style:family="table">
      <style:table-properties style:width="9.701cm" style:rel-width="100%" table:align="left" style:may-break-between-rows="false"/>
    </style:style>
    <style:style style:name="Tableau1.A" style:family="table-column">
      <style:table-column-properties style:column-width="9.701cm" style:rel-column-width="5271*"/>
    </style:style>
    <style:style style:name="Tableau1.1" style:family="table-row">
      <style:table-row-properties fo:keep-together="always"/>
    </style:style>
    <style:style style:name="Tableau1.A1" style:family="table-cell">
      <style:table-cell-properties fo:padding="0.097cm" fo:border="none"/>
    </style:style>
    <style:style style:name="Tableau1.A2" style:family="table-cell">
      <style:table-cell-properties fo:background-color="#eeeeee" fo:padding="0.097cm" fo:border="none">
        <style:background-image/>
      </style:table-cell-properties>
    </style:style>
    <style:style style:name="Tableau1" style:family="table">
      <style:table-properties style:width="9.701cm" style:rel-width="100%" table:align="left" style:may-break-between-rows="false"/>
    </style:style>
    <style:style style:name="Tableau1.A" style:family="table-column">
      <style:table-column-properties style:column-width="9.701cm" style:rel-column-width="5271*"/>
    </style:style>
    <style:style style:name="Tableau1.1" style:family="table-row">
      <style:table-row-properties fo:keep-together="always"/>
    </style:style>
    <style:style style:name="Tableau1.A1" style:family="table-cell">
      <style:table-cell-properties fo:padding="0.097cm" fo:border="none"/>
    </style:style>
    <style:style style:name="Tableau1.A2" style:family="table-cell">
      <style:table-cell-properties fo:background-color="#eeeeee" fo:padding="0.097cm" fo:border="none">
        <style:background-image/>
      </style:table-cell-properties>
    </style:style>
    <style:style style:name="Tableau3" style:family="table">
      <style:table-properties style:width="19.6cm" style:rel-width="100%" table:align="left" style:may-break-between-rows="false"/>
    </style:style>
    <style:style style:name="Tableau3.A" style:family="table-column">
      <style:table-column-properties style:column-width="9.592cm" style:rel-column-width="5216*"/>
    </style:style>
    <style:style style:name="Tableau3.B" style:family="table-column">
      <style:table-column-properties style:column-width="1.161cm" style:rel-column-width="631*"/>
    </style:style>
    <style:style style:name="Tableau3.C" style:family="table-column">
      <style:table-column-properties style:column-width="8.848cm" style:rel-column-width="4811*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9.592cm" style:rel-width="100%" table:align="left" style:may-break-between-rows="false"/>
    </style:style>
    <style:style style:name="Tableau4.A" style:family="table-column">
      <style:table-column-properties style:column-width="4.433cm" style:rel-column-width="2410*"/>
    </style:style>
    <style:style style:name="Tableau4.B" style:family="table-column">
      <style:table-column-properties style:column-width="5.159cm" style:rel-column-width="2806*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4.B11" style:family="table-cell">
      <style:table-cell-properties fo:padding="0.097cm" fo:border="none"/>
    </style:style>
    <style:style style:name="Tableau4.B12" style:family="table-cell">
      <style:table-cell-properties fo:padding="0.097cm" fo:border="none"/>
    </style:style>
    <style:style style:name="Tableau4.B13" style:family="table-cell">
      <style:table-cell-properties fo:padding="0.097cm" fo:border="none"/>
    </style:style>
    <style:style style:name="Tableau4.B14" style:family="table-cell">
      <style:table-cell-properties fo:padding="0.097cm" fo:border="none"/>
    </style:style>
    <style:style style:name="Tableau4.B15" style:family="table-cell">
      <style:table-cell-properties fo:padding="0.097cm" fo:border="none"/>
    </style:style>
    <style:style style:name="Tableau4.B16" style:family="table-cell">
      <style:table-cell-properties fo:padding="0.097cm" fo:border="none"/>
    </style:style>
    <style:style style:name="Tableau4.B17" style:family="table-cell">
      <style:table-cell-properties fo:padding="0.097cm" fo:border="none"/>
    </style:style>
    <style:style style:name="Tableau10" style:family="table">
      <style:table-properties style:width="8.848cm" style:rel-width="100%" table:align="left" style:may-break-between-rows="false"/>
    </style:style>
    <style:style style:name="Tableau10.A" style:family="table-column">
      <style:table-column-properties style:column-width="8.848cm" style:rel-column-width="4811*"/>
    </style:style>
    <style:style style:name="Tableau10.1" style:family="table-row">
      <style:table-row-properties fo:keep-together="always"/>
    </style:style>
    <style:style style:name="Tableau10.A1" style:family="table-cell">
      <style:table-cell-properties fo:padding="0.097cm" fo:border="none"/>
    </style:style>
    <style:style style:name="Tableau10.A2" style:family="table-cell">
      <style:table-cell-properties fo:background-color="#eeeeee" fo:padding="0.097cm" fo:border="none">
        <style:background-image/>
      </style:table-cell-properties>
    </style:style>
    <style:style style:name="Tableau4" style:family="table">
      <style:table-properties style:width="9.592cm" style:rel-width="100%" table:align="left" style:may-break-between-rows="false"/>
    </style:style>
    <style:style style:name="Tableau4.A" style:family="table-column">
      <style:table-column-properties style:column-width="4.433cm" style:rel-column-width="2410*"/>
    </style:style>
    <style:style style:name="Tableau4.B" style:family="table-column">
      <style:table-column-properties style:column-width="5.159cm" style:rel-column-width="2806*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4.B11" style:family="table-cell">
      <style:table-cell-properties fo:padding="0.097cm" fo:border="none"/>
    </style:style>
    <style:style style:name="Tableau4.B12" style:family="table-cell">
      <style:table-cell-properties fo:padding="0.097cm" fo:border="none"/>
    </style:style>
    <style:style style:name="Tableau4.B13" style:family="table-cell">
      <style:table-cell-properties fo:padding="0.097cm" fo:border="none"/>
    </style:style>
    <style:style style:name="Tableau4.B14" style:family="table-cell">
      <style:table-cell-properties fo:padding="0.097cm" fo:border="none"/>
    </style:style>
    <style:style style:name="Tableau4.B15" style:family="table-cell">
      <style:table-cell-properties fo:padding="0.097cm" fo:border="none"/>
    </style:style>
    <style:style style:name="Tableau4.B16" style:family="table-cell">
      <style:table-cell-properties fo:padding="0.097cm" fo:border="none"/>
    </style:style>
    <style:style style:name="Tableau4.B17" style:family="table-cell">
      <style:table-cell-properties fo:padding="0.097cm" fo:border="none"/>
    </style:style>
    <style:style style:name="Tableau10" style:family="table">
      <style:table-properties style:width="8.848cm" style:rel-width="100%" table:align="left" style:may-break-between-rows="false"/>
    </style:style>
    <style:style style:name="Tableau10.A" style:family="table-column">
      <style:table-column-properties style:column-width="8.848cm" style:rel-column-width="4811*"/>
    </style:style>
    <style:style style:name="Tableau10.1" style:family="table-row">
      <style:table-row-properties fo:keep-together="always"/>
    </style:style>
    <style:style style:name="Tableau10.A1" style:family="table-cell">
      <style:table-cell-properties fo:padding="0.097cm" fo:border="none"/>
    </style:style>
    <style:style style:name="Tableau10.A2" style:family="table-cell">
      <style:table-cell-properties fo:background-color="#eeeeee" fo:padding="0.097cm" fo:border="none">
        <style:background-image/>
      </style:table-cell-properties>
    </style:style>
    <style:style style:name="Tableau5" style:family="table">
      <style:table-properties style:width="19.6cm" style:rel-width="100%" fo:margin-left="0cm" table:align="left"/>
    </style:style>
    <style:style style:name="Tableau5.A" style:family="table-column">
      <style:table-column-properties style:column-width="2.593cm" style:rel-column-width="1470*"/>
    </style:style>
    <style:style style:name="Tableau5.B" style:family="table-column">
      <style:table-column-properties style:column-width="8.996cm" style:rel-column-width="5100*"/>
    </style:style>
    <style:style style:name="Tableau5.C" style:family="table-column">
      <style:table-column-properties style:column-width="1.111cm" style:rel-column-width="630*"/>
    </style:style>
    <style:style style:name="Tableau5.D" style:family="table-column">
      <style:table-column-properties style:column-width="0.9cm" style:rel-column-width="510*"/>
    </style:style>
    <style:style style:name="Tableau5.E" style:family="table-column">
      <style:table-column-properties style:column-width="1.693cm" style:rel-column-width="960*"/>
    </style:style>
    <style:style style:name="Tableau5.F" style:family="table-column">
      <style:table-column-properties style:column-width="1.296cm" style:rel-column-width="735*"/>
    </style:style>
    <style:style style:name="Tableau5.G" style:family="table-column">
      <style:table-column-properties style:column-width="0.82cm" style:rel-column-width="465*"/>
    </style:style>
    <style:style style:name="Tableau5.H" style:family="table-column">
      <style:table-column-properties style:column-width="2.191cm" style:rel-column-width="1242*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G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none" fo:border-top="none" fo:border-bottom="0.05pt solid #000000"/>
    </style:style>
    <style:style style:name="Tableau5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G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H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4" style:family="table-cell">
      <style:table-cell-properties style:vertical-align="bottom" fo:padding="0.049cm" fo:border-left="0.05pt solid #000000" fo:border-right="none" fo:border-top="0.05pt solid #000000" fo:border-bottom="0.05pt solid #000000"/>
    </style:style>
    <style:style style:name="Tableau5.D4" style:family="table-cell">
      <style:table-cell-properties style:vertical-align="bottom" fo:padding="0.049cm" fo:border-left="none" fo:border-right="0.05pt solid #000000" fo:border-top="0.05pt solid #000000" fo:border-bottom="0.05pt solid #000000"/>
    </style:style>
    <style:style style:name="Tableau5.E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F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G4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H4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G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H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G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H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7" style:family="table-cell">
      <style:table-cell-properties style:vertical-align=""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A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G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H8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G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H9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0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G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H11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1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1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1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1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1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G1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H1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H1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1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1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1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1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1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G1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H14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5" style:family="table-cell">
      <style:table-cell-properties fo:padding="0.097cm" fo:border-left="0.05pt solid #000000" fo:border-right="none" fo:border-top="none" fo:border-bottom="0.05pt solid #000000"/>
    </style:style>
    <style:style style:name="Tableau5.B15" style:family="table-cell">
      <style:table-cell-properties fo:padding="0.097cm" fo:border-left="0.05pt solid #000000" fo:border-right="none" fo:border-top="none" fo:border-bottom="0.05pt solid #000000"/>
    </style:style>
    <style:style style:name="Tableau5.C15" style:family="table-cell">
      <style:table-cell-properties fo:padding="0.097cm" fo:border-left="0.05pt solid #000000" fo:border-right="none" fo:border-top="none" fo:border-bottom="0.05pt solid #000000"/>
    </style:style>
    <style:style style:name="Tableau5.D15" style:family="table-cell">
      <style:table-cell-properties fo:padding="0.097cm" fo:border-left="0.05pt solid #000000" fo:border-right="none" fo:border-top="none" fo:border-bottom="0.05pt solid #000000"/>
    </style:style>
    <style:style style:name="Tableau5.E15" style:family="table-cell">
      <style:table-cell-properties fo:padding="0.097cm" fo:border-left="0.05pt solid #000000" fo:border-right="none" fo:border-top="none" fo:border-bottom="0.05pt solid #000000"/>
    </style:style>
    <style:style style:name="Tableau5.F15" style:family="table-cell">
      <style:table-cell-properties fo:padding="0.097cm" fo:border-left="0.05pt solid #000000" fo:border-right="none" fo:border-top="none" fo:border-bottom="0.05pt solid #000000"/>
    </style:style>
    <style:style style:name="Tableau5.G15" style:family="table-cell">
      <style:table-cell-properties fo:padding="0.097cm" fo:border-left="0.05pt solid #000000" fo:border-right="none" fo:border-top="none" fo:border-bottom="0.05pt solid #000000"/>
    </style:style>
    <style:style style:name="Tableau5.H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9.6cm" style:rel-width="100%" fo:margin-left="0cm" table:align="left" style:may-break-between-rows="false"/>
    </style:style>
    <style:style style:name="Tableau6.A" style:family="table-column">
      <style:table-column-properties style:column-width="9.573cm" style:rel-column-width="5427*"/>
    </style:style>
    <style:style style:name="Tableau6.B" style:family="table-column">
      <style:table-column-properties style:column-width="3.233cm" style:rel-column-width="1833*"/>
    </style:style>
    <style:style style:name="Tableau6.C" style:family="table-column">
      <style:table-column-properties style:column-width="6.795cm" style:rel-column-width="3852*"/>
    </style:style>
    <style:style style:name="Tableau7" style:family="table">
      <style:table-properties style:width="6.795cm" style:rel-width="100%" table:align="right" style:may-break-between-rows="false"/>
    </style:style>
    <style:style style:name="Tableau7.A" style:family="table-column">
      <style:table-column-properties style:column-width="4.313cm" style:rel-column-width="2445*"/>
    </style:style>
    <style:style style:name="Tableau7.B" style:family="table-column">
      <style:table-column-properties style:column-width="2.482cm" style:rel-column-width="1407*"/>
    </style:style>
    <style:style style:name="Tableau7.A1" style:family="table-cell">
      <style:table-cell-properties style:vertical-align="middle" fo:background-color="#eeeee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7.B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au7.A2" style:family="table-cell">
      <style:table-cell-properties style:vertical-align="middle" fo:background-color="#eeeeee" fo:padding="0.101cm" fo:border-left="0.05pt solid #000000" fo:border-right="none" fo:border-top="none" fo:border-bottom="0.05pt solid #000000">
        <style:background-image/>
      </style:table-cell-properties>
    </style:style>
    <style:style style:name="Tableau7.B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7" style:family="table">
      <style:table-properties style:width="6.795cm" style:rel-width="100%" table:align="right" style:may-break-between-rows="false"/>
    </style:style>
    <style:style style:name="Tableau7.A" style:family="table-column">
      <style:table-column-properties style:column-width="4.313cm" style:rel-column-width="2445*"/>
    </style:style>
    <style:style style:name="Tableau7.B" style:family="table-column">
      <style:table-column-properties style:column-width="2.482cm" style:rel-column-width="1407*"/>
    </style:style>
    <style:style style:name="Tableau7.A1" style:family="table-cell">
      <style:table-cell-properties style:vertical-align="middle" fo:background-color="#eeeee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7.B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au7.A2" style:family="table-cell">
      <style:table-cell-properties style:vertical-align="middle" fo:background-color="#eeeeee" fo:padding="0.101cm" fo:border-left="0.05pt solid #000000" fo:border-right="none" fo:border-top="none" fo:border-bottom="0.05pt solid #000000">
        <style:background-image/>
      </style:table-cell-properties>
    </style:style>
    <style:style style:name="Tableau7.B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9" style:family="table">
      <style:table-properties style:width="19.6cm" style:rel-width="100%" table:align="left" style:may-break-between-rows="false"/>
    </style:style>
    <style:style style:name="Tableau9.A" style:family="table-column">
      <style:table-column-properties style:column-width="2.508cm" style:rel-column-width="1364*"/>
    </style:style>
    <style:style style:name="Tableau9.B" style:family="table-column">
      <style:table-column-properties style:column-width="17.092cm" style:rel-column-width="9294*"/>
    </style:style>
    <style:style style:name="Tableau9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B1" style:family="table-cell">
      <style:table-cell-properties style:vertical-align="middle" fo:padding="0.097cm" fo:border="0.05pt solid #000000"/>
    </style:style>
    <style:style style:name="Tableau11" style:family="table">
      <style:table-properties style:width="19.6cm" style:rel-width="100%" table:align="left" style:may-break-between-rows="false"/>
    </style:style>
    <style:style style:name="Tableau11.A" style:family="table-column">
      <style:table-column-properties style:column-width="2.508cm" style:rel-column-width="1364*"/>
    </style:style>
    <style:style style:name="Tableau11.B" style:family="table-column">
      <style:table-column-properties style:column-width="17.092cm" style:rel-column-width="9294*"/>
    </style:style>
    <style:style style:name="Tableau11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1.B1" style:family="table-cell">
      <style:table-cell-properties style:vertical-align="middle" fo:padding="0.097cm" fo:border="0.05pt solid #000000"/>
    </style:style>
    <style:style style:name="P1" style:family="paragraph" style:parent-style-name="Standard">
      <style:text-properties fo:font-size="4pt" officeooo:paragraph-rsid="0007d180" style:font-size-asian="3.5pt" style:font-size-complex="4pt"/>
    </style:style>
    <style:style style:name="P2" style:family="paragraph" style:parent-style-name="Standard">
      <style:text-properties fo:font-size="4pt" officeooo:rsid="01a0c7b4" officeooo:paragraph-rsid="01a24e5d" style:font-size-asian="3.5pt" style:font-size-complex="4pt"/>
    </style:style>
    <style:style style:name="P3" style:family="paragraph" style:parent-style-name="Standard">
      <style:text-properties officeooo:paragraph-rsid="01250602"/>
    </style:style>
    <style:style style:name="P4" style:family="paragraph" style:parent-style-name="Standard">
      <style:text-properties fo:font-size="8pt" officeooo:rsid="01a0c7b4" officeooo:paragraph-rsid="01a24e5d" style:font-size-asian="8pt" style:font-size-complex="8pt"/>
    </style:style>
    <style:style style:name="P5" style:family="paragraph" style:parent-style-name="Standard">
      <style:text-properties officeooo:paragraph-rsid="01a24e5d"/>
    </style:style>
    <style:style style:name="P6" style:family="paragraph" style:parent-style-name="Standard">
      <style:text-properties fo:font-size="7pt" style:font-size-asian="6.09999990463257pt" style:font-size-complex="7pt"/>
    </style:style>
    <style:style style:name="P7" style:family="paragraph" style:parent-style-name="Table_20_Contents">
      <style:text-properties officeooo:paragraph-rsid="0007d180"/>
    </style:style>
    <style:style style:name="P8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9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10" style:family="paragraph" style:parent-style-name="Table_20_Contents">
      <style:text-properties officeooo:paragraph-rsid="0061b755"/>
    </style:style>
    <style:style style:name="P11" style:family="paragraph" style:parent-style-name="Table_20_Contents">
      <style:text-properties fo:font-size="10pt" style:font-size-asian="10pt" style:font-size-complex="10pt"/>
    </style:style>
    <style:style style:name="P12" style:family="paragraph" style:parent-style-name="Table_20_Contents">
      <style:text-properties fo:background-color="#ff3333"/>
    </style:style>
    <style:style style:name="P13" style:family="paragraph" style:parent-style-name="Table_20_Contents">
      <style:paragraph-properties fo:text-align="start" style:justify-single-word="false"/>
      <style:text-properties officeooo:paragraph-rsid="00986ee3"/>
    </style:style>
    <style:style style:name="P14" style:family="paragraph" style:parent-style-name="Table_20_Contents">
      <style:paragraph-properties fo:text-align="start" style:justify-single-word="false"/>
      <style:text-properties officeooo:paragraph-rsid="0148462c"/>
    </style:style>
    <style:style style:name="P15" style:family="paragraph" style:parent-style-name="Table_20_Contents">
      <style:paragraph-properties fo:text-align="start" style:justify-single-word="false"/>
      <style:text-properties officeooo:paragraph-rsid="0168dc29"/>
    </style:style>
    <style:style style:name="P16" style:family="paragraph" style:parent-style-name="Table_20_Contents">
      <style:text-properties officeooo:paragraph-rsid="01025fb3"/>
    </style:style>
    <style:style style:name="P17" style:family="paragraph" style:parent-style-name="Table_20_Contents">
      <style:text-properties officeooo:paragraph-rsid="01111d66"/>
    </style:style>
    <style:style style:name="P18" style:family="paragraph" style:parent-style-name="Table_20_Contents">
      <style:text-properties officeooo:paragraph-rsid="0111f0fe"/>
    </style:style>
    <style:style style:name="P19" style:family="paragraph" style:parent-style-name="Table_20_Contents">
      <style:text-properties fo:font-size="9pt" officeooo:paragraph-rsid="0111f0fe" style:font-size-asian="7.84999990463257pt" style:font-size-complex="9pt"/>
    </style:style>
    <style:style style:name="P20" style:family="paragraph" style:parent-style-name="Table_20_Contents">
      <style:paragraph-properties fo:text-align="start" style:justify-single-word="false"/>
      <style:text-properties fo:font-size="9pt" fo:font-style="italic" officeooo:paragraph-rsid="0168dc29" style:font-size-asian="9pt" style:font-style-asian="italic" style:font-size-complex="9pt" style:font-style-complex="italic"/>
    </style:style>
    <style:style style:name="P21" style:family="paragraph" style:parent-style-name="Table_20_Contents">
      <style:text-properties officeooo:paragraph-rsid="015a21d9"/>
    </style:style>
    <style:style style:name="P22" style:family="paragraph" style:parent-style-name="Table_20_Contents">
      <style:paragraph-properties fo:text-align="start" style:justify-single-word="false"/>
      <style:text-properties fo:font-size="12pt" fo:font-weight="bold" officeooo:paragraph-rsid="0168dc29" style:font-size-asian="12pt" style:font-weight-asian="bold" style:font-size-complex="12pt" style:font-weight-complex="bold"/>
    </style:style>
    <style:style style:name="P23" style:family="paragraph" style:parent-style-name="Header">
      <style:text-properties style:font-name="Arial1" fo:font-size="8pt" officeooo:rsid="000d9e36" officeooo:paragraph-rsid="015896f3" style:font-size-asian="8pt" style:font-size-complex="8pt"/>
    </style:style>
    <style:style style:name="P24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25" style:family="paragraph" style:parent-style-name="Standard">
      <style:paragraph-properties style:shadow="none">
        <style:tab-stops/>
      </style:paragraph-properties>
      <style:text-properties officeooo:paragraph-rsid="00ae5173"/>
    </style:style>
    <style:style style:name="P26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27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af4830"/>
    </style:style>
    <style:style style:name="P28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ab5ad9"/>
    </style:style>
    <style:style style:name="P29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7bab9"/>
    </style:style>
    <style:style style:name="P30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81657"/>
    </style:style>
    <style:style style:name="P31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8794f"/>
    </style:style>
    <style:style style:name="P32" style:family="paragraph" style:parent-style-name="Table_20_Contents">
      <style:paragraph-properties style:shadow="none">
        <style:tab-stops/>
      </style:paragraph-properties>
      <style:text-properties fo:font-size="10pt" officeooo:rsid="0174d7c9" officeooo:paragraph-rsid="00c5fec8" style:font-size-asian="10pt" style:font-size-complex="10pt"/>
    </style:style>
    <style:style style:name="P33" style:family="paragraph" style:parent-style-name="Table_20_Heading">
      <style:text-properties officeooo:paragraph-rsid="006ea253"/>
    </style:style>
    <style:style style:name="P34" style:family="paragraph" style:parent-style-name="Table_20_Heading">
      <style:paragraph-properties fo:text-align="center" style:justify-single-word="false"/>
      <style:text-properties officeooo:paragraph-rsid="00e64da8"/>
    </style:style>
    <style:style style:name="P35" style:family="paragraph" style:parent-style-name="Table_20_Heading">
      <style:text-properties officeooo:paragraph-rsid="00e39ed2"/>
    </style:style>
    <style:style style:name="P36" style:family="paragraph" style:parent-style-name="Table_20_Heading">
      <style:text-properties officeooo:paragraph-rsid="00f2f962"/>
    </style:style>
    <style:style style:name="P37" style:family="paragraph" style:parent-style-name="Table_20_Heading">
      <style:text-properties officeooo:paragraph-rsid="00e4a803"/>
    </style:style>
    <style:style style:name="P38" style:family="paragraph" style:parent-style-name="Table_20_Heading">
      <style:text-properties officeooo:paragraph-rsid="0194284b"/>
    </style:style>
    <style:style style:name="P39" style:family="paragraph" style:parent-style-name="Table_20_Main_20_Content_20_Right">
      <style:text-properties officeooo:paragraph-rsid="011930c8"/>
    </style:style>
    <style:style style:name="P40" style:family="paragraph" style:parent-style-name="Table_20_Main_20_Content_20_Right">
      <style:text-properties officeooo:paragraph-rsid="00215f6e"/>
    </style:style>
    <style:style style:name="P41" style:family="paragraph" style:parent-style-name="Table_20_Main_20_Content_20_Right">
      <style:text-properties officeooo:paragraph-rsid="015f3a60"/>
    </style:style>
    <style:style style:name="P42" style:family="paragraph" style:parent-style-name="Table_20_Main_20_Content_20_Right">
      <style:paragraph-properties fo:text-align="end" style:justify-single-word="false"/>
      <style:text-properties fo:font-weight="bold" officeooo:rsid="0250b599" officeooo:paragraph-rsid="0168dc29" style:font-weight-asian="bold" style:font-weight-complex="bold"/>
    </style:style>
    <style:style style:name="P43" style:family="paragraph" style:parent-style-name="Table_20_Main_20_Content_20_Right">
      <style:paragraph-properties fo:text-align="start" style:justify-single-word="false"/>
      <style:text-properties fo:font-size="7pt" officeooo:paragraph-rsid="00215f6e" style:font-size-asian="7pt" style:font-size-complex="7pt"/>
    </style:style>
    <style:style style:name="P44" style:family="paragraph" style:parent-style-name="Table_20_Main_20_Content_20_Right">
      <style:paragraph-properties fo:text-align="center" style:justify-single-word="false"/>
      <style:text-properties fo:font-size="7pt" officeooo:paragraph-rsid="015f3a60" style:font-size-asian="7pt" style:font-size-complex="7pt"/>
    </style:style>
    <style:style style:name="P45" style:family="paragraph" style:parent-style-name="Table_20_Main_20_Content_20_Right">
      <style:text-properties fo:language="zxx" fo:country="none" style:language-asian="zxx" style:country-asian="none" style:language-complex="zxx" style:country-complex="none"/>
    </style:style>
    <style:style style:name="P46" style:family="paragraph" style:parent-style-name="Table_20_Main_20_Content_20_Left">
      <style:text-properties officeooo:paragraph-rsid="0097c217"/>
    </style:style>
    <style:style style:name="P47" style:family="paragraph" style:parent-style-name="Table_20_Main_20_Content_20_Left">
      <style:paragraph-properties fo:text-align="start" style:justify-single-word="false"/>
      <style:text-properties officeooo:paragraph-rsid="00986ee3"/>
    </style:style>
    <style:style style:name="P48" style:family="paragraph" style:parent-style-name="Table_20_Main_20_Content_20_Left">
      <style:text-properties officeooo:paragraph-rsid="015e4c78"/>
    </style:style>
    <style:style style:name="P49" style:family="paragraph" style:parent-style-name="Table_20_Main_20_Content_20_Left">
      <style:text-properties officeooo:paragraph-rsid="0168dc29"/>
    </style:style>
    <style:style style:name="P50" style:family="paragraph" style:parent-style-name="Table_20_Main_20_Content_20_Left">
      <style:paragraph-properties fo:text-align="end" style:justify-single-word="false"/>
      <style:text-properties fo:font-weight="bold" officeooo:rsid="0250b599" officeooo:paragraph-rsid="0168dc29" style:font-weight-asian="bold" style:font-weight-complex="bold"/>
    </style:style>
    <style:style style:name="P51" style:family="paragraph" style:parent-style-name="Table_20_Main_20_Content_20_Left">
      <style:paragraph-properties fo:text-align="end" style:justify-single-word="false"/>
    </style:style>
    <style:style style:name="P52" style:family="paragraph" style:parent-style-name="Table_20_Totals_20_Header">
      <style:text-properties officeooo:paragraph-rsid="00eaae7a"/>
    </style:style>
    <style:style style:name="P53" style:family="paragraph" style:parent-style-name="Table_20_Totals_20_Header">
      <style:text-properties officeooo:paragraph-rsid="029078bd"/>
    </style:style>
    <style:style style:name="P54" style:family="paragraph" style:parent-style-name="Table_20_Totals_20_Header">
      <style:text-properties officeooo:paragraph-rsid="01b83fcf"/>
    </style:style>
    <style:style style:name="P55" style:family="paragraph" style:parent-style-name="Endnote" style:master-page-name="">
      <style:paragraph-properties style:page-number="auto" fo:break-after="page"/>
      <style:text-properties officeooo:paragraph-rsid="0124a12f"/>
    </style:style>
    <style:style style:name="P56" style:family="paragraph" style:parent-style-name="Small_20_new_20_line">
      <style:text-properties officeooo:rsid="01458e3b" officeooo:paragraph-rsid="01458e3b"/>
    </style:style>
    <style:style style:name="P57" style:family="paragraph" style:parent-style-name="Table_20_Main_20_Header">
      <style:text-properties officeooo:paragraph-rsid="015da00c"/>
    </style:style>
    <style:style style:name="P58" style:family="paragraph" style:parent-style-name="Table_20_Main_20_Header">
      <style:text-properties fo:font-size="8pt" officeooo:paragraph-rsid="015da00c" style:font-size-asian="8pt" style:font-size-complex="8pt"/>
    </style:style>
    <style:style style:name="P59" style:family="paragraph" style:parent-style-name="Table_20_Main_20_Category_20_Title">
      <style:text-properties officeooo:paragraph-rsid="0168dc29"/>
    </style:style>
    <style:style style:name="P60" style:family="paragraph" style:parent-style-name="Table_20_Main_20_Category_20_Title">
      <style:paragraph-properties fo:text-align="start" style:justify-single-word="false"/>
      <style:text-properties officeooo:paragraph-rsid="0168dc29"/>
    </style:style>
    <style:style style:name="P61" style:family="paragraph" style:parent-style-name="Table_20_Header_20_center">
      <style:text-properties officeooo:paragraph-rsid="015a21d9"/>
    </style:style>
    <style:style style:name="P62" style:family="paragraph" style:parent-style-name="Table_20_Totals_20_Content">
      <style:text-properties officeooo:paragraph-rsid="016dc474"/>
    </style:style>
    <style:style style:name="P63" style:family="paragraph" style:parent-style-name="Table_20_Totals_20_Content">
      <style:text-properties officeooo:paragraph-rsid="021addb1"/>
    </style:style>
    <style:style style:name="P64" style:family="paragraph" style:parent-style-name="Endnote">
      <style:text-properties fo:font-size="8pt" fo:font-style="normal" style:font-size-asian="8pt" style:font-style-asian="normal" style:font-size-complex="8pt" style:font-style-complex="normal"/>
    </style:style>
    <style:style style:name="P65" style:family="paragraph" style:parent-style-name="Heading_20_1">
      <style:text-properties officeooo:paragraph-rsid="0107bab9"/>
    </style:style>
    <style:style style:name="P66" style:family="paragraph" style:parent-style-name="Heading_20_1">
      <style:text-properties officeooo:paragraph-rsid="01067df3"/>
    </style:style>
    <style:style style:name="P67" style:family="paragraph" style:parent-style-name="Heading_20_1">
      <style:paragraph-properties fo:text-align="start" style:justify-single-word="false" style:shadow="none">
        <style:tab-stops/>
      </style:paragraph-properties>
      <style:text-properties officeooo:paragraph-rsid="0108794f"/>
    </style:style>
    <style:style style:name="P68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0671e8"/>
    </style:style>
    <style:style style:name="T1" style:family="text">
      <style:text-properties style:font-name="Arial1" fo:font-size="11pt" officeooo:rsid="002763ae" style:font-size-asian="11pt" style:font-size-complex="11pt"/>
    </style:style>
    <style:style style:name="T2" style:family="text">
      <style:text-properties style:font-name="Arial1" fo:font-size="11pt" officeooo:rsid="00ae5173" style:font-size-asian="11pt" style:font-size-complex="11pt"/>
    </style:style>
    <style:style style:name="T3" style:family="text">
      <style:text-properties style:font-name="Arial1" fo:font-size="11pt" officeooo:rsid="00d2f3b4" style:font-size-asian="11pt" style:font-size-complex="11pt"/>
    </style:style>
    <style:style style:name="T4" style:family="text">
      <style:text-properties style:font-name="Arial1" fo:font-size="11pt" officeooo:rsid="01081657" style:font-size-asian="11pt" style:font-size-complex="11pt"/>
    </style:style>
    <style:style style:name="T5" style:family="text">
      <style:text-properties style:font-name="Arial1" fo:font-size="11pt" officeooo:rsid="018bd9d5" style:font-size-asian="11pt" style:font-size-complex="11pt"/>
    </style:style>
    <style:style style:name="T6" style:family="text">
      <style:text-properties style:font-name="Arial1" officeooo:rsid="0073df77"/>
    </style:style>
    <style:style style:name="T7" style:family="text">
      <style:text-properties style:font-name="Arial1" officeooo:rsid="018d912e"/>
    </style:style>
    <style:style style:name="T8" style:family="text">
      <style:text-properties style:font-name="Arial1" officeooo:rsid="018f6e4e"/>
    </style:style>
    <style:style style:name="T9" style:family="text">
      <style:text-properties style:font-name="Arial1" officeooo:rsid="01b235f5"/>
    </style:style>
    <style:style style:name="T10" style:family="text">
      <style:text-properties officeooo:rsid="007902c3" fo:background-color="#ff3333" loext:char-shading-value="0"/>
    </style:style>
    <style:style style:name="T11" style:family="text">
      <style:text-properties officeooo:rsid="00295e1a" fo:background-color="#ff3333" loext:char-shading-value="0"/>
    </style:style>
    <style:style style:name="T12" style:family="text">
      <style:text-properties officeooo:rsid="0029ab44"/>
    </style:style>
    <style:style style:name="T13" style:family="text">
      <style:text-properties officeooo:rsid="0148462c"/>
    </style:style>
    <style:style style:name="T14" style:family="text">
      <style:text-properties officeooo:rsid="014acc83"/>
    </style:style>
    <style:style style:name="T15" style:family="text">
      <style:text-properties fo:background-color="transparent" loext:char-shading-value="0"/>
    </style:style>
    <style:style style:name="T16" style:family="text">
      <style:text-properties officeooo:rsid="00ac2f7f" fo:background-color="transparent" loext:char-shading-value="0"/>
    </style:style>
    <style:style style:name="T17" style:family="text">
      <style:text-properties officeooo:rsid="0108794f" fo:background-color="transparent" loext:char-shading-value="0"/>
    </style:style>
    <style:style style:name="T18" style:family="text">
      <style:text-properties officeooo:rsid="00c4b509"/>
    </style:style>
    <style:style style:name="T19" style:family="text">
      <style:text-properties officeooo:rsid="00d936c0"/>
    </style:style>
    <style:style style:name="T20" style:family="text">
      <style:text-properties officeooo:rsid="01067df3"/>
    </style:style>
    <style:style style:name="T21" style:family="text">
      <style:text-properties officeooo:rsid="01274abb"/>
    </style:style>
    <style:style style:name="T22" style:family="text">
      <style:text-properties officeooo:rsid="0136264c"/>
    </style:style>
    <style:style style:name="T23" style:family="text">
      <style:text-properties officeooo:rsid="0155f405"/>
    </style:style>
    <style:style style:name="T24" style:family="text">
      <style:text-properties officeooo:rsid="0141ba70"/>
    </style:style>
    <style:style style:name="T25" style:family="text">
      <style:text-properties officeooo:rsid="024e03ea"/>
    </style:style>
    <style:style style:name="T26" style:family="text">
      <style:text-properties officeooo:rsid="024f1ebd"/>
    </style:style>
    <style:style style:name="T27" style:family="text">
      <style:text-properties officeooo:rsid="018aba5c"/>
    </style:style>
    <style:style style:name="T28" style:family="text">
      <style:text-properties officeooo:rsid="018d912e"/>
    </style:style>
    <style:style style:name="T29" style:family="text">
      <style:text-properties officeooo:rsid="018f6e4e"/>
    </style:style>
    <style:style style:name="T30" style:family="text">
      <style:text-properties style:text-underline-style="solid" style:text-underline-type="double" style:text-underline-width="auto" style:text-underline-color="font-color" officeooo:rsid="01900e9b"/>
    </style:style>
    <style:style style:name="T31" style:family="text">
      <style:text-properties officeooo:rsid="0194284b"/>
    </style:style>
    <style:style style:name="T32" style:family="text">
      <style:text-properties officeooo:rsid="01978599"/>
    </style:style>
    <style:style style:name="T33" style:family="text">
      <style:text-properties officeooo:rsid="01995b7e"/>
    </style:style>
    <style:style style:name="T34" style:family="text">
      <style:text-properties fo:font-size="8pt" officeooo:rsid="01a0c7b4" style:font-size-asian="8pt" style:font-size-complex="8pt"/>
    </style:style>
    <style:style style:name="T35" style:family="text">
      <style:text-properties officeooo:rsid="01a0d33d"/>
    </style:style>
    <style:style style:name="T36" style:family="text">
      <style:text-properties officeooo:rsid="01af2f2b"/>
    </style:style>
    <style:style style:name="T37" style:family="text">
      <style:text-properties officeooo:rsid="01b235f5"/>
    </style:style>
    <style:style style:name="T38" style:family="text">
      <style:text-properties officeooo:rsid="01b31041"/>
    </style:style>
    <style:style style:name="T39" style:family="text">
      <style:text-properties officeooo:rsid="02911069"/>
    </style:style>
    <style:style style:name="T40" style:family="text">
      <style:text-properties officeooo:rsid="029078bd"/>
    </style:style>
    <style:style style:name="T41" style:family="text">
      <style:text-properties officeooo:rsid="023940d1"/>
    </style:style>
    <style:style style:name="T42" style:family="text">
      <style:text-properties officeooo:rsid="01baec1c"/>
    </style:style>
    <style:style style:name="T43" style:family="text">
      <style:text-properties officeooo:rsid="01bbc24c"/>
    </style:style>
    <style:style style:name="T44" style:family="text">
      <style:text-properties officeooo:rsid="01bd7132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Company City" text:name="py3o.user.company_id.city"/>
        <text:user-field-decl office:value-type="string" office:string-value="Company Country" text:name="py3o.user.company_id.country_id.name"/>
        <text:user-field-decl office:value-type="string" office:string-value="Company Phone" text:name="py3o.user.company_id.phone"/>
        <text:user-field-decl office:value-type="string" office:string-value="Company Fax" text:name="py3o.user.company_id.fax"/>
        <text:user-field-decl office:value-type="string" office:string-value="Company Website" text:name="py3o.user.company_id.website"/>
        <text:user-field-decl office:value-type="string" office:string-value="Company VAT" text:name="py3o.user.company_id.vat"/>
        <text:user-field-decl office:value-type="string" office:string-value="Company SIRET" text:name="py3o.user.company_id.siret"/>
        <text:user-field-decl office:value-type="string" office:string-value="Company APE" text:name="py3o.user.company_id.ape"/>
        <text:user-field-decl office:value-type="string" office:string-value="Company Legal Type" text:name="py3o.user.company_id.legal_type"/>
        <text:user-field-decl office:value-type="string" office:string-value="Invoice State" text:name="py3o.o.state"/>
        <text:user-field-decl office:value-type="string" office:string-value="Saved Invoice number " text:name="py3o.o.move_name"/>
        <text:user-field-decl office:value-type="string" office:string-value="Invoice number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Delivery Address line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Invoice address Line" text:name="py3o.addrline"/>
        <text:user-field-decl office:value-type="string" office:string-value="Commercial Partner Ref" text:name="py3o.o.commercial_partner_id.ref"/>
        <text:user-field-decl office:value-type="string" office:string-value="Commercial Custome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Invoice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Invoice Number" text:name="py3o.o.name"/>
        <text:user-field-decl office:value-type="string" office:string-value="Salesman line" text:name="py3o.userline"/>
        <text:user-field-decl office:value-type="string" office:string-value="Invoice Line Description" text:name="py3o.nameline"/>
        <text:user-field-decl office:value-type="string" office:string-value="IBAN" text:name="py3o.o.payment_mode_id.fixed_journal_id.bank_account_id.acc_number"/>
        <text:user-field-decl office:value-type="string" office:string-value="BIC" text:name="py3o.o.payment_mode_id.fixed_journal_id.bank_account_id.bank_id.bic"/>
        <text:user-field-decl office:value-type="string" office:string-value="Bank Name" text:name="py3o.o.payment_mode_id.fixed_journal_id.bank_account_id.bank_id.name"/>
        <text:user-field-decl office:value-type="string" office:string-value="Customer Ref Label" text:name="py3o.customer_ref_label"/>
        <text:user-field-decl office:value-type="string" office:string-value="Document Name" text:name="py3o.doc_name"/>
        <text:user-field-decl office:value-type="string" office:string-value="Bank Label" text:name="py3o.bank_label"/>
        <text:user-field-decl office:value-type="string" office:string-value="Mandate Number Label" text:name="py3o.mandate_number_label"/>
        <text:user-field-decl office:value-type="string" office:string-value="Refund Invoice Number" text:name="py3o.o.refund_invoice_id.number"/>
        <text:user-field-decl office:value-type="string" office:string-value="Tax Description" text:name="py3o.t.description"/>
        <text:user-field-decl office:value-type="string" office:string-value="Tax Description" text:name="py3o.t.tax_id.description"/>
        <text:user-field-decl office:value-type="string" office:string-value="tax_label" text:name="py3o.tax_label"/>
        <text:user-field-decl office:value-type="string" office:string-value="Incoterms" text:name="py3o.o.incoterm_id.name"/>
        <text:user-field-decl office:value-type="string" office:string-value="tax_name" text:name="py3o.tax_name"/>
        <text:user-field-decl office:value-type="string" office:string-value="Invoice Payment Terms" text:name="py3o.o.invoice_payment_term_id.name"/>
        <text:user-field-decl office:value-type="string" office:string-value="Ref" text:name="py3o.o.ref"/>
        <text:user-field-decl office:value-type="string" office:string-value="Incoterms" text:name="py3o.o.invoice_incoterm_id.name"/>
      </text:user-field-decls>
      <text:p text:style-name="P68"><text:a xlink:type="simple" xlink:href="py3o://for=%22obj%20in%20objects%22" text:style-name="Internet_20_link" text:visited-style-name="Visited_20_Internet_20_Link"><text:span text:style-name="T3">for="obj in objects"</text:span></text:a></text:p>
      <text:p text:style-name="P24"><text:a xlink:type="simple" xlink:href="py3o://with=%22lang=obj.partner_id.lang%20or%20'en_US'%22" text:style-name="Internet_20_link" text:visited-style-name="Visited_20_Internet_20_Link"><text:span text:style-name="T3">with="lang=obj.partner_id.lang or 'en_US'"</text:span></text:a></text:p>
      <text:p text:style-name="Standard"><text:a xlink:type="simple" xlink:href="py3o://with=%22o=obj.with_context(lang=lang)%22" text:style-name="Internet_20_link" text:visited-style-name="Visited_20_Internet_20_Link"><text:span text:style-name="T19">with="o=obj.with_context(lang=lang)"</text:span></text:a></text:p>
      <text:p text:style-name="P25"><text:a xlink:type="simple" xlink:href="py3o://if=%22report_xml.report_name=='account.account_invoice_report_duplicate_main'%22" text:style-name="Internet_20_link" text:visited-style-name="Visited_20_Internet_20_Link"><text:span text:style-name="T2">if="report_xml.report_name=='account.account_invoice_report_duplicate_main'"</text:span></text:a></text:p>
      <text:p text:style-name="Duplicata">DUPLICATA</text:p>
      <text:p text:style-name="P27"><text:a xlink:type="simple" xlink:href="py3o:///if" text:style-name="Internet_20_link" text:visited-style-name="Visited_20_Internet_20_Link"><text:span text:style-name="T1">/if</text:span></text:a></text:p>
      <text:p text:style-name="P27"><text:a xlink:type="simple" xlink:href="py3o://with=%22doc_name=o.move_type=='out_refund'%20and%20(lang=='fr_FR'%20and%20'Avoir'%20or%20'Refund')%20or%20(lang=='fr_FR'%20and%20'Facture'%20or%20'Invoice')%22" text:style-name="Internet_20_link" text:visited-style-name="Visited_20_Internet_20_Link"><text:span text:style-name="T5">with="doc_name=o.move_type=='out_refund' and (lang=='fr_FR' and 'Avoir' or 'Refund') or (lang=='fr_FR' and 'Facture' or 'Invoice')"</text:span></text:a></text:p>
      <text:p text:style-name="P26"><text:a xlink:type="simple" xlink:href="py3o://if=%22o.state%20==%20'cancel'%22" text:style-name="Internet_20_link" text:visited-style-name="Visited_20_Internet_20_Link"><text:span text:style-name="T7">if="o.state == 'cancel'"</text:span></text:a></text:p>
      <text:h text:style-name="Heading_20_1" text:outline-level="1"><text:user-field-get text:name="py3o.doc_name">Document Name</text:user-field-get><text:s/><text:span text:style-name="T10">[</text:span><text:span text:style-name="T11"><text:user-field-get text:name="py3o.o.state">Invoice State</text:user-field-get></text:span><text:span text:style-name="T10">]</text:span> <text:user-field-get text:name="py3o.o.name">Invoice Number</text:user-field-get></text:h>
      <text:p text:style-name="P26"><text:a xlink:type="simple" xlink:href="py3o:///if" text:style-name="Internet_20_link" text:visited-style-name="Visited_20_Internet_20_Link"><text:span text:style-name="T1">/if</text:span></text:a></text:p>
      <text:p text:style-name="P28"><text:a xlink:type="simple" xlink:href="py3o://if=%22o.state%20==%20'draft'%22" text:style-name="Internet_20_link" text:visited-style-name="Visited_20_Internet_20_Link"><text:span text:style-name="T28">if="o.state == 'draft'"</text:span></text:a></text:p>
      <text:p text:style-name="P28"><text:a xlink:type="simple" xlink:href="py3o://if=%22lang=='fr_FR'%22" text:style-name="Internet_20_link" text:visited-style-name="Visited_20_Internet_20_Link"><text:span text:style-name="T20">if="lang=='fr_FR'"</text:span></text:a></text:p>
      <text:h text:style-name="P65" text:outline-level="1"><text:span text:style-name="T15"><text:user-field-get text:name="py3o.doc_name">Document Name</text:user-field-get></text:span><text:span text:style-name="T15"><text:s/></text:span><text:span text:style-name="T16">PRO-FORMA</text:span> <text:user-field-get text:name="py3o.o.name">Invoice Number</text:user-field-get></text:h>
      <text:p text:style-name="P29"><text:a xlink:type="simple" xlink:href="py3o:///if" text:style-name="Internet_20_link" text:visited-style-name="Visited_20_Internet_20_Link"><text:span text:style-name="T1">/if</text:span></text:a></text:p>
      <text:p text:style-name="P30"><text:a xlink:type="simple" xlink:href="py3o://if=%22lang!='fr_FR'%22" text:style-name="Internet_20_link" text:visited-style-name="Visited_20_Internet_20_Link"><text:span text:style-name="T4">if="lang!='fr_FR'"</text:span></text:a></text:p>
      <text:h text:style-name="P67" text:outline-level="1"><text:span text:style-name="T17">PRO-FORMA </text:span><text:span text:style-name="T15"><text:user-field-get text:name="py3o.doc_name">Document Name</text:user-field-get></text:span><text:span text:style-name="T15"><text:s/></text:span><text:span text:style-name="T15"><text:user-field-get text:name="py3o.o.name">Invoice Number</text:user-field-get></text:span></text:h>
      <text:p text:style-name="P28"><text:a xlink:type="simple" xlink:href="py3o:///if" text:style-name="Internet_20_link" text:visited-style-name="Visited_20_Internet_20_Link"><text:span text:style-name="T1">/if</text:span></text:a></text:p>
      <text:p text:style-name="P31"><text:a xlink:type="simple" xlink:href="py3o:///if" text:style-name="Internet_20_link" text:visited-style-name="Visited_20_Internet_20_Link"><text:span text:style-name="T1">/if</text:span></text:a></text:p>
      <text:p text:style-name="P26"><text:a xlink:type="simple" xlink:href="py3o://if=%22o.state%20==%20'posted'%22" text:style-name="Internet_20_link" text:visited-style-name="Visited_20_Internet_20_Link"><text:span text:style-name="T7">if="o.state == 'posted'"</text:span></text:a></text:p>
      <text:h text:style-name="P66" text:outline-level="1"><text:span text:style-name="T12"><text:user-field-get text:name="py3o.doc_name">Document Name</text:user-field-get></text:span><text:span text:style-name="T12"><text:s/></text:span><text:span text:style-name="T12"><text:user-field-get text:name="py3o.o.name">Invoice Number</text:user-field-get></text:span></text:h>
      <text:p text:style-name="P26"><text:a xlink:type="simple" xlink:href="py3o:///if" text:style-name="Internet_20_link" text:visited-style-name="Visited_20_Internet_20_Link"><text:span text:style-name="T1">/if</text:span></text:a></text:p>
      <text:p text:style-name="P56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Line94079562564240">
          <table:table-cell table:style-name="Tableau2.A1" office:value-type="string">
            <table:table table:name="Tableau1" table:style-name="Tableau1">
              <table:table-column table:style-name="Tableau1.A"/>
              <table:table-row table:style-name="Tableau1.1">
                <table:table-cell table:style-name="Tableau1.A1" office:value-type="string">
                  <text:p text:style-name="P10"><text:a xlink:type="simple" xlink:href="py3o://if=%22o.partner_shipping_id%22" text:style-name="Internet_20_link" text:visited-style-name="Visited_20_Internet_20_Link"><text:span text:style-name="T22">if="o.partner_shipping_id"</text:span></text:a></text:p>
                </table:table-cell>
              </table:table-row>
              <table:table-row table:style-name="Tableau1.1">
                <table:table-cell table:style-name="Tableau1.A2" office:value-type="string">
                  <text:p text:style-name="P34"><text:text-input text:description="py3o://function=&quot;lang=='fr_FR' and u'Adresse de livraison' or u'Delivery Address'&quot;">Delivery Address</text:text-input></text:p>
                </table:table-cell>
              </table:table-row>
              <table:table-row table:style-name="Tableau1.1">
                <table:table-cell table:style-name="Tableau1.A1" office:value-type="string">
                  <text:p text:style-name="P21"><text:text-input text:description="py3o://function=&quot;format_multiline_value(o.partner_shipping_id._display_full_address())&quot;">[partner_shipping_id]</text:text-input></text:p>
                </table:table-cell>
              </table:table-row>
              <table:table-row table:style-name="Tableau1.1">
                <table:table-cell table:style-name="Tableau1.A1" office:value-type="string">
                  <text:p text:style-name="P10"><text:a xlink:type="simple" xlink:href="py3o:///if" text:style-name="Internet_20_link" text:visited-style-name="Visited_20_Internet_20_Link">/if</text:a></text:p>
                </table:table-cell>
              </table:table-row>
            </table:table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Adresse"/>
            <text:p text:style-name="Adresse"><text:text-input text:description="py3o://function=&quot;format_multiline_value(o.partner_id._display_full_address(details=['company', 'name', 'address']))&quot;">[o.partner_id]</text:text-input></text:p>
          </table:table-cell>
        </table:table-row>
      </table:table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ext:soft-page-break/>
        <table:table-row table:style-name="TableLine94079562828656"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 table:style-name="Tableau4.1">
                <table:table-cell table:style-name="Tableau4.A1" office:value-type="string">
                  <text:p text:style-name="Table_20_Heading"><text:text-input text:description="py3o://function=&quot;lang=='fr_FR' and 'Date de facture' or 'Invoice Date'&quot;">Invoice Date</text:text-input></text:p>
                </table:table-cell>
                <table:table-cell table:style-name="Tableau4.B1" office:value-type="string">
                  <text:p text:style-name="Table_20_Contents"><text:text-input text:description="py3o://function=&quot;o_format_date(o.invoice_date, lang_code=lang)&quot;">[o.invoice_date]</text:text-input></text:p>
                </table:table-cell>
              </table:table-row>
              <table:table-row table:style-name="Tableau4.1">
                <table:table-cell table:style-name="Tableau4.A1" office:value-type="string">
                  <text:p text:style-name="P35"><text:a xlink:type="simple" xlink:href="py3o://if=%22o.invoice_payment_term_id%22" text:style-name="Internet_20_link" text:visited-style-name="Visited_20_Internet_20_Link"><text:span text:style-name="T31">if="o.invoice_payment_term_id"</text:span></text:a></text:p>
                </table:table-cell>
                <table:table-cell table:style-name="Tableau4.B4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35"><text:text-input text:description="py3o://function=&quot;lang=='fr_FR' and 'Conditions de paiement' or 'Payment Terms'&quot;">Payment Terms</text:text-input></text:p>
                </table:table-cell>
                <table:table-cell table:style-name="Tableau4.B4" office:value-type="string">
                  <text:p text:style-name="Table_20_Contents"><text:user-field-get text:name="py3o.o.invoice_payment_term_id.name">Invoice Payment Terms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P38"><text:a xlink:type="simple" xlink:href="py3o:///if" text:style-name="Internet_20_link" text:visited-style-name="Visited_20_Internet_20_Link">/if</text:a></text:p>
                </table:table-cell>
                <table:table-cell table:style-name="Tableau4.B4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36"><text:text-input text:description="py3o://function=&quot;lang=='fr_FR' and '''Date d'échéance''' or 'Due Date'&quot;">Due Date</text:text-input></text:p>
                </table:table-cell>
                <table:table-cell table:style-name="Tableau4.B5" office:value-type="string">
                  <text:p text:style-name="Table_20_Contents"><text:text-input text:description="py3o://function=&quot;o_format_date(o.invoice_date_due, lang_code=lang)&quot;">[o.invoice_date_due]</text:text-input></text:p>
                </table:table-cell>
              </table:table-row>
              <table:table-row table:style-name="Tableau4.1">
                <table:table-cell table:style-name="Tableau4.A1" office:value-type="string">
                  <text:p text:style-name="P33"><text:a xlink:type="simple" xlink:href="py3o://if=%22o.ref%22" text:style-name="Internet_20_link" text:visited-style-name="Visited_20_Internet_20_Link"><text:span text:style-name="T36">if="o.ref"</text:span></text:a></text:p>
                </table:table-cell>
                <table:table-cell table:style-name="Tableau4.B6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37"><text:text-input text:description="py3o://function=&quot;lang=='fr_FR' and 'Votre référence' or 'Your Reference'&quot;">Your Reference</text:text-input></text:p>
                </table:table-cell>
                <table:table-cell table:style-name="Tableau4.B7" office:value-type="string">
                  <text:p text:style-name="Table_20_Contents"><text:user-field-get text:name="py3o.o.ref">Ref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8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o.commercial_partner_id.ref%22" text:style-name="Internet_20_link" text:visited-style-name="Visited_20_Internet_20_Link">if="o.commercial_partner_id.ref"</text:a></text:p>
                </table:table-cell>
                <table:table-cell table:style-name="Tableau4.B9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text-input text:description="py3o://function=&quot;lang=='fr_FR' and 'N° client' or 'Customer Number'&quot;">Customer Number</text:text-input></text:p>
                </table:table-cell>
                <table:table-cell table:style-name="Tableau4.B10" office:value-type="string">
                  <text:p text:style-name="P16"><text:user-field-get text:name="py3o.o.commercial_partner_id.ref">Commercial Partner Ref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1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o.commercial_partner_id.vat%22" text:style-name="Internet_20_link" text:visited-style-name="Visited_20_Internet_20_Link">if="o.commercial_partner_id.vat"</text:a></text:p>
                </table:table-cell>
                <table:table-cell table:style-name="Tableau4.B12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text-input text:description="py3o://function=&quot;lang=='fr_FR' and 'N° TVA client' or 'Customer VAT Number'&quot;">Customer VAT Number</text:text-input></text:p>
                </table:table-cell>
                <table:table-cell table:style-name="Tableau4.B13" office:value-type="string">
                  <text:p text:style-name="P16"><text:user-field-get text:name="py3o.o.commercial_partner_id.vat">Commercial Customer VAT Number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4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o.invoice_incoterm_id%22" text:style-name="Internet_20_link" text:visited-style-name="Visited_20_Internet_20_Link"><text:span text:style-name="T29">if="o.invoice_incoterm_id"</text:span></text:a></text:p>
                </table:table-cell>
                <table:table-cell table:style-name="Tableau4.B15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Incoterms</text:p>
                </table:table-cell>
                <table:table-cell table:style-name="Tableau4.B16" office:value-type="string">
                  <text:p text:style-name="Table_20_Contents"><text:user-field-get text:name="py3o.o.invoice_incoterm_id.name">Incoterms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7" office:value-type="string">
                  <text:p text:style-name="Table_20_Contents"/>
                </table:table-cell>
              </table:table-row>
            </table:table>
            <text:p text:style-name="P9"/>
          </table:table-cell>
          <table:table-cell table:style-name="Tableau3.A1" office:value-type="string">
            <text:p text:style-name="P8"/>
          </table:table-cell>
          <table:table-cell table:style-name="Tableau3.A1" office:value-type="string">
            <table:table table:name="Tableau10" table:style-name="Tableau10">
              <table:table-column table:style-name="Tableau10.A"/>
              <table:table-row table:style-name="Tableau10.1">
                <table:table-cell table:style-name="Tableau10.A1" office:value-type="string">
                  <text:p text:style-name="Table_20_Heading"><text:a xlink:type="simple" xlink:href="py3o://if=%22o.invoice_user_id%22" text:style-name="Internet_20_link" text:visited-style-name="Visited_20_Internet_20_Link"><text:span text:style-name="T29">if="o.invoice_user_id"</text:span></text:a></text:p>
                </table:table-cell>
              </table:table-row>
              <table:table-row table:style-name="Tableau10.1">
                <table:table-cell table:style-name="Tableau10.A2" office:value-type="string">
                  <text:p text:style-name="P61"><text:text-input text:description="py3o://function=&quot;lang=='fr_FR' and 'Contact commercial' or 'Sales Contact'&quot;">Sales Contact</text:text-input></text:p>
                </table:table-cell>
              </table:table-row>
              <table:table-row table:style-name="Tableau10.1">
                <table:table-cell table:style-name="Tableau10.A1" office:value-type="string">
                  <text:p text:style-name="P21"><text:text-input text:description="py3o://function=&quot;format_multiline_value(o.invoice_user_id.partner_id._display_full_address(details=['name', 'phone', 'mobile', 'email']))&quot;">[o.invoice_user_id.partner_id]</text:text-input></text:p>
                </table:table-cell>
              </table:table-row>
              <table:table-row table:style-name="Tableau10.1">
                <table:table-cell table:style-name="Tableau10.A1" office:value-type="string">
                  <text:p text:style-name="Table_20_Contents"><text:a xlink:type="simple" xlink:href="py3o:///if" text:style-name="Internet_20_link" text:visited-style-name="Visited_20_Internet_20_Link">/if</text:a></text:p>
                </table:table-cell>
              </table:table-row>
            </table:table>
            <text:p text:style-name="P8"/>
          </table:table-cell>
        </table:table-row>
      </table:table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column table:style-name="Tableau5.H"/>
        <table:table-header-rows>
          <table:table-row table:style-name="Tableau5.1">
            <table:table-cell table:style-name="Tableau5.A1" office:value-type="string">
              <text:p text:style-name="Table_20_Main_20_Header"><text:text-input text:description="py3o://function=&quot;lang=='fr_FR' and 'Code article' or 'Product Code'&quot;">Product Code</text:text-input></text:p>
            </table:table-cell>
            <table:table-cell table:style-name="Tableau5.A1" office:value-type="string">
              <text:p text:style-name="Table_20_Main_20_Header">Description</text:p>
            </table:table-cell>
            <table:table-cell table:style-name="Tableau5.A1" table:number-columns-spanned="2" office:value-type="string">
              <text:p text:style-name="P57"><text:text-input text:description="py3o://function=&quot;lang=='fr_FR' and 'Qté' or 'Qty'&quot;">Qty</text:text-input></text:p>
            </table:table-cell>
            <table:covered-table-cell/>
            <table:table-cell table:style-name="Tableau5.A1" office:value-type="string">
              <text:p text:style-name="P57"><text:text-input text:description="py3o://function=&quot;lang=='fr_FR' and 'Prix unitaire' or 'Unit Price'&quot;">Unit Price</text:text-input></text:p>
            </table:table-cell>
            <table:table-cell table:style-name="Tableau5.A1" office:value-type="string">
              <text:p text:style-name="P57"><text:text-input text:description="py3o://function=&quot;o.has_discount and (lang=='fr_FR' and 'Rem.' or 'Disc.') or ''&quot;">Disc.</text:text-input></text:p>
            </table:table-cell>
            <table:table-cell table:style-name="Tableau5.G1" office:value-type="string">
              <text:p text:style-name="P58"><text:text-input text:description="py3o://function=&quot;lang=='fr_FR' and 'TVA' or 'VAT'&quot;">VAT</text:text-input></text:p>
            </table:table-cell>
            <table:table-cell table:style-name="Tableau5.G1" office:value-type="string">
              <text:p text:style-name="P57"><text:text-input text:description="py3o://function=&quot;lang=='fr_FR' and 'Prix HT' or 'Price w/o Tax'&quot;">Price w/o Tax</text:text-input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P46"/>
          </table:table-cell>
          <table:table-cell table:style-name="Tableau5.B2" office:value-type="string">
            <text:p text:style-name="P46"><text:a xlink:type="simple" xlink:href="py3o://for=%22l%20in%20o.py3o_lines_layout()%22" text:style-name="Internet_20_link" text:visited-style-name="Visited_20_Internet_20_Link"><text:span text:style-name="T23">for="l in o.py3o_lines_layout()"</text:span></text:a></text:p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Table_20_Main_20_Content_20_Left"/>
          </table:table-cell>
          <table:table-cell table:style-name="Tableau5.G2" office:value-type="string">
            <text:p text:style-name="Table_20_Main_20_Content_20_Left"/>
          </table:table-cell>
          <table:table-cell table:style-name="Tableau5.H2" office:value-type="string">
            <text:p text:style-name="Table_20_Main_20_Content_20_Left"/>
          </table:table-cell>
        </table:table-row>
        <table:table-row table:style-name="Tableau5.1">
          <table:table-cell table:style-name="Tableau5.A3" office:value-type="string">
            <text:p text:style-name="P49"/>
          </table:table-cell>
          <table:table-cell table:style-name="Tableau5.B14" office:value-type="string">
            <text:p text:style-name="P49"><text:a xlink:type="simple" xlink:href="py3o://if=%22l.get('line')%20and%20l['line'].display_type%20==%20'product'%22" text:style-name="Internet_20_link" text:visited-style-name="Visited_20_Internet_20_Link"><text:span text:style-name="T44">if="l.get('line') and l['line'].display_type == 'product'"</text:span></text:a></text:p>
          </table:table-cell>
          <table:table-cell table:style-name="Tableau5.C3" office:value-type="string">
            <text:p text:style-name="P40"/>
          </table:table-cell>
          <table:table-cell table:style-name="Tableau5.D3" office:value-type="string">
            <text:p text:style-name="P40"/>
          </table:table-cell>
          <table:table-cell table:style-name="Tableau5.E3" office:value-type="string">
            <text:p text:style-name="Table_20_Main_20_Content_20_Right"/>
          </table:table-cell>
          <table:table-cell table:style-name="Tableau5.F3" office:value-type="string">
            <text:p text:style-name="Table_20_Main_20_Content_20_Right"/>
          </table:table-cell>
          <table:table-cell table:style-name="Tableau5.G3" office:value-type="string">
            <text:p text:style-name="Table_20_Main_20_Content_20_Right"/>
          </table:table-cell>
          <table:table-cell table:style-name="Tableau5.H3" office:value-type="string">
            <text:p text:style-name="Table_20_Main_20_Content_20_Right"/>
          </table:table-cell>
        </table:table-row>
        <table:table-row table:style-name="Tableau5.1">
          <table:table-cell table:style-name="Tableau5.A4" office:value-type="string">
            <text:p text:style-name="P48"><text:text-input text:description="py3o://function=&quot;l['line'].product_id.default_code or ''&quot;">[product.default_code]</text:text-input></text:p>
          </table:table-cell>
          <table:table-cell table:style-name="Tableau5.B4" office:value-type="string">
            <text:p text:style-name="P48"><text:text-input text:description="py3o://function=&quot;format_multiline_value(l['line'].name)&quot;">[invoice line description]</text:text-input></text:p>
          </table:table-cell>
          <table:table-cell table:style-name="Tableau5.C4" office:value-type="string">
            <text:p text:style-name="P40"><text:text-input text:description="py3o://function=&quot;o_format_lang(l['line'].quantity, dp='Product Unit of Measure', lang_code=lang)&quot;">[quantity]</text:text-input></text:p>
          </table:table-cell>
          <table:table-cell table:style-name="Tableau5.D4" office:value-type="string">
            <text:p text:style-name="P43"><text:text-input text:description="py3o://function=&quot;l['line'].product_uom_id.name&quot;">[uom name]</text:text-input></text:p>
          </table:table-cell>
          <table:table-cell table:style-name="Tableau5.E4" office:value-type="string">
            <text:p text:style-name="Table_20_Main_20_Content_20_Right"><text:text-input text:description="py3o://function=&quot;o_format_lang(l['line'].price_unit, currency_obj=o.currency_id, lang_code=lang)&quot;">[price_unit]</text:text-input></text:p>
          </table:table-cell>
          <table:table-cell table:style-name="Tableau5.F4" office:value-type="string">
            <text:p text:style-name="P41"><text:a xlink:type="simple" xlink:href="py3o://if=%22l['line'].discount%22" text:style-name="Internet_20_link" text:visited-style-name="Visited_20_Internet_20_Link"><text:span text:style-name="T24">if="l['line'].discount"</text:span></text:a></text:p>
            <text:p text:style-name="P41"><text:text-input text:description="py3o://function=&quot;o_format_lang(l['line'].discount, dp='Discount', lang_code=lang) + '%25'&quot;">[discount]</text:text-input></text:p>
            <text:p text:style-name="P41"><text:a xlink:type="simple" xlink:href="py3o:///if" text:style-name="Internet_20_link" text:visited-style-name="Visited_20_Internet_20_Link">/if</text:a></text:p>
          </table:table-cell>
          <table:table-cell table:style-name="Tableau5.G4" office:value-type="string">
            <text:p text:style-name="P44"><text:text-input text:description="py3o://function=&quot;l['line'].tax_ids and ', '.join([t.description for t in l['line'].tax_ids]) or ''&quot;">[taxes]</text:text-input></text:p>
          </table:table-cell>
          <table:table-cell table:style-name="Tableau5.H4" office:value-type="string">
            <text:p text:style-name="Table_20_Main_20_Content_20_Right"><text:text-input text:description="py3o://function=&quot;o_format_lang((o.move_type=='out_refund' and -1 or 1)*l['line'].price_subtotal, currency_obj=l['line'].currency_id, lang_code=lang)&quot;">[price_subtotal]</text:text-input></text:p>
          </table:table-cell>
        </table:table-row>
        <table:table-row table:style-name="Tableau5.1">
          <table:table-cell table:style-name="Tableau5.A5" office:value-type="string">
            <text:p text:style-name="P13"/>
          </table:table-cell>
          <table:table-cell table:style-name="Tableau5.B14" office:value-type="string">
            <text:p text:style-name="P13"><text:a xlink:type="simple" xlink:href="py3o:///if" text:style-name="Internet_20_link" text:visited-style-name="Visited_20_Internet_20_Link"><text:span text:style-name="T13">/if</text:span></text:a></text:p>
          </table:table-cell>
          <table:table-cell table:style-name="Tableau5.C5" office:value-type="string">
            <text:p text:style-name="P40"/>
          </table:table-cell>
          <table:table-cell table:style-name="Tableau5.D5" office:value-type="string">
            <text:p text:style-name="P40"/>
          </table:table-cell>
          <table:table-cell table:style-name="Tableau5.E5" office:value-type="string">
            <text:p text:style-name="Table_20_Main_20_Content_20_Right"/>
          </table:table-cell>
          <table:table-cell table:style-name="Tableau5.F5" office:value-type="string">
            <text:p text:style-name="Table_20_Main_20_Content_20_Right"/>
          </table:table-cell>
          <table:table-cell table:style-name="Tableau5.G5" office:value-type="string">
            <text:p text:style-name="Table_20_Main_20_Content_20_Right"/>
          </table:table-cell>
          <table:table-cell table:style-name="Tableau5.H5" office:value-type="string">
            <text:p text:style-name="Table_20_Main_20_Content_20_Right"/>
          </table:table-cell>
        </table:table-row>
        <table:table-row table:style-name="Tableau5.1">
          <table:table-cell table:style-name="Tableau5.A6" office:value-type="string">
            <text:p text:style-name="P59"/>
          </table:table-cell>
          <table:table-cell table:style-name="Tableau5.B14" office:value-type="string">
            <text:p text:style-name="P59"><text:a xlink:type="simple" xlink:href="py3o://if=%22l.get('line')%20and%20l['line'].display_type%20==%20'line_section'%22" text:style-name="Internet_20_link" text:visited-style-name="Visited_20_Internet_20_Link"><text:span text:style-name="T25">if="l.get('line') and l['line'].display_type == 'line_section'"</text:span></text:a></text:p>
          </table:table-cell>
          <table:table-cell table:style-name="Tableau5.C6" office:value-type="string">
            <text:p text:style-name="P40"/>
          </table:table-cell>
          <table:table-cell table:style-name="Tableau5.D6" office:value-type="string">
            <text:p text:style-name="P40"/>
          </table:table-cell>
          <table:table-cell table:style-name="Tableau5.E6" office:value-type="string">
            <text:p text:style-name="Table_20_Main_20_Content_20_Right"/>
          </table:table-cell>
          <table:table-cell table:style-name="Tableau5.F6" office:value-type="string">
            <text:p text:style-name="Table_20_Main_20_Content_20_Right"/>
          </table:table-cell>
          <table:table-cell table:style-name="Tableau5.G6" office:value-type="string">
            <text:p text:style-name="Table_20_Main_20_Content_20_Right"/>
          </table:table-cell>
          <table:table-cell table:style-name="Tableau5.H6" office:value-type="string">
            <text:p text:style-name="Table_20_Main_20_Content_20_Right"/>
          </table:table-cell>
        </table:table-row>
        <table:table-row table:style-name="Tableau5.1">
          <table:table-cell table:style-name="Tableau5.A7" table:number-columns-spanned="8" office:value-type="string">
            <text:p text:style-name="P22"><text:text-input text:description="py3o://function=&quot;format_multiline_value(l['line'].name)">format_multiline_value(l['line'].name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8" office:value-type="string">
            <text:p text:style-name="P14"/>
          </table:table-cell>
          <table:table-cell table:style-name="Tableau5.B14" office:value-type="string">
            <text:p text:style-name="P14"><text:a xlink:type="simple" xlink:href="py3o:///if" text:style-name="Internet_20_link" text:visited-style-name="Visited_20_Internet_20_Link"><text:span text:style-name="T13">/if</text:span></text:a></text:p>
          </table:table-cell>
          <table:table-cell table:style-name="Tableau5.C8" office:value-type="string">
            <text:p text:style-name="Table_20_Main_20_Content_20_Right"/>
          </table:table-cell>
          <table:table-cell table:style-name="Tableau5.D8" office:value-type="string">
            <text:p text:style-name="Table_20_Main_20_Content_20_Right"/>
          </table:table-cell>
          <table:table-cell table:style-name="Tableau5.E8" office:value-type="string">
            <text:p text:style-name="P39"/>
          </table:table-cell>
          <table:table-cell table:style-name="Tableau5.F8" office:value-type="string">
            <text:p text:style-name="Table_20_Main_20_Content_20_Right"/>
          </table:table-cell>
          <table:table-cell table:style-name="Tableau5.G8" office:value-type="string">
            <text:p text:style-name="Table_20_Main_20_Content_20_Right"/>
          </table:table-cell>
          <table:table-cell table:style-name="Tableau5.H8" office:value-type="string">
            <text:p text:style-name="Table_20_Main_20_Content_20_Right"/>
          </table:table-cell>
        </table:table-row>
        <table:table-row table:style-name="Tableau5.1">
          <table:table-cell table:style-name="Tableau5.A9" office:value-type="string">
            <text:p text:style-name="P60"/>
          </table:table-cell>
          <table:table-cell table:style-name="Tableau5.B14" office:value-type="string">
            <text:p text:style-name="P60"><text:a xlink:type="simple" xlink:href="py3o://if=%22l.get('line')%20and%20l['line'].display_type%20==%20'line_note'%22" text:style-name="Internet_20_link" text:visited-style-name="Visited_20_Internet_20_Link"><text:span text:style-name="T26">if="l.get('line') and l['line'].display_type == 'line_note'"</text:span></text:a></text:p>
          </table:table-cell>
          <table:table-cell table:style-name="Tableau5.C9" office:value-type="string">
            <text:p text:style-name="P40"/>
          </table:table-cell>
          <table:table-cell table:style-name="Tableau5.D9" office:value-type="string">
            <text:p text:style-name="P40"/>
          </table:table-cell>
          <table:table-cell table:style-name="Tableau5.E9" office:value-type="string">
            <text:p text:style-name="Table_20_Main_20_Content_20_Right"/>
          </table:table-cell>
          <table:table-cell table:style-name="Tableau5.F9" office:value-type="string">
            <text:p text:style-name="Table_20_Main_20_Content_20_Right"/>
          </table:table-cell>
          <table:table-cell table:style-name="Tableau5.G9" office:value-type="string">
            <text:p text:style-name="Table_20_Main_20_Content_20_Right"/>
          </table:table-cell>
          <table:table-cell table:style-name="Tableau5.H9" office:value-type="string">
            <text:p text:style-name="Table_20_Main_20_Content_20_Right"/>
          </table:table-cell>
        </table:table-row>
        <table:table-row table:style-name="Tableau5.1">
          <table:table-cell table:style-name="Tableau5.A10" table:number-columns-spanned="8" office:value-type="string">
            <text:p text:style-name="P20"><text:text-input text:description="py3o://function=&quot;format_multiline_value(l['line'].name)">format_multiline_value(l['line'].name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11" office:value-type="string">
            <text:p text:style-name="P15"/>
          </table:table-cell>
          <table:table-cell table:style-name="Tableau5.B14" office:value-type="string">
            <text:p text:style-name="P15"><text:a xlink:type="simple" xlink:href="py3o:///if" text:style-name="Internet_20_link" text:visited-style-name="Visited_20_Internet_20_Link"><text:span text:style-name="T13">/if</text:span></text:a></text:p>
          </table:table-cell>
          <table:table-cell table:style-name="Tableau5.C11" office:value-type="string">
            <text:p text:style-name="P40"/>
          </table:table-cell>
          <table:table-cell table:style-name="Tableau5.D11" office:value-type="string">
            <text:p text:style-name="P40"/>
          </table:table-cell>
          <table:table-cell table:style-name="Tableau5.E11" office:value-type="string">
            <text:p text:style-name="Table_20_Main_20_Content_20_Right"/>
          </table:table-cell>
          <table:table-cell table:style-name="Tableau5.F11" office:value-type="string">
            <text:p text:style-name="Table_20_Main_20_Content_20_Right"/>
          </table:table-cell>
          <table:table-cell table:style-name="Tableau5.G11" office:value-type="string">
            <text:p text:style-name="Table_20_Main_20_Content_20_Right"/>
          </table:table-cell>
          <table:table-cell table:style-name="Tableau5.H11" office:value-type="string">
            <text:p text:style-name="Table_20_Main_20_Content_20_Right"/>
          </table:table-cell>
        </table:table-row>
        <table:table-row table:style-name="Tableau5.1">
          <table:table-cell table:style-name="Tableau5.A12" office:value-type="string">
            <text:p text:style-name="P47"/>
          </table:table-cell>
          <table:table-cell table:style-name="Tableau5.B14" office:value-type="string">
            <text:p text:style-name="P47"><text:a xlink:type="simple" xlink:href="py3o://if=%22'subtotal'%20in%20l%22" text:style-name="Internet_20_link" text:visited-style-name="Visited_20_Internet_20_Link"><text:span text:style-name="T14">if="'subtotal' in l"</text:span></text:a></text:p>
          </table:table-cell>
          <table:table-cell table:style-name="Tableau5.C12" office:value-type="string">
            <text:p text:style-name="P40"/>
          </table:table-cell>
          <table:table-cell table:style-name="Tableau5.D12" office:value-type="string">
            <text:p text:style-name="P40"/>
          </table:table-cell>
          <table:table-cell table:style-name="Tableau5.E12" office:value-type="string">
            <text:p text:style-name="Table_20_Main_20_Content_20_Right"/>
          </table:table-cell>
          <table:table-cell table:style-name="Tableau5.F12" office:value-type="string">
            <text:p text:style-name="Table_20_Main_20_Content_20_Right"/>
          </table:table-cell>
          <table:table-cell table:style-name="Tableau5.G12" office:value-type="string">
            <text:p text:style-name="Table_20_Main_20_Content_20_Right"/>
          </table:table-cell>
          <table:table-cell table:style-name="Tableau5.H12" office:value-type="string">
            <text:p text:style-name="Table_20_Main_20_Content_20_Right"/>
          </table:table-cell>
        </table:table-row>
        <table:table-row table:style-name="Tableau5.1">
          <table:table-cell table:style-name="Tableau5.A13" table:number-columns-spanned="7" office:value-type="string">
            <text:p text:style-name="P50"><text:text-input text:description="py3o://function=&quot;lang=='fr_FR' and 'Sous-total' or 'Subtotal'&quot;">Subtotal:</text:text-input><text:s text:c="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5.H13" office:value-type="string">
            <text:p text:style-name="P42"><text:text-input text:description="py3o://function=&quot;o_format_lang(l['subtotal'], lang_code=lang, currency_obj=o.currency_id)&quot;">l['subtotal']</text:text-input></text:p>
          </table:table-cell>
        </table:table-row>
        <table:table-row table:style-name="Tableau5.1">
          <table:table-cell table:style-name="Tableau5.A14" office:value-type="string">
            <text:p text:style-name="P13"/>
          </table:table-cell>
          <table:table-cell table:style-name="Tableau5.B14" office:value-type="string">
            <text:p text:style-name="P13"><text:a xlink:type="simple" xlink:href="py3o:///if" text:style-name="Internet_20_link" text:visited-style-name="Visited_20_Internet_20_Link"><text:span text:style-name="T13">/if</text:span></text:a></text:p>
          </table:table-cell>
          <table:table-cell table:style-name="Tableau5.C14" office:value-type="string">
            <text:p text:style-name="P40"/>
          </table:table-cell>
          <table:table-cell table:style-name="Tableau5.D14" office:value-type="string">
            <text:p text:style-name="P40"/>
          </table:table-cell>
          <table:table-cell table:style-name="Tableau5.E14" office:value-type="string">
            <text:p text:style-name="Table_20_Main_20_Content_20_Right"/>
          </table:table-cell>
          <table:table-cell table:style-name="Tableau5.F14" office:value-type="string">
            <text:p text:style-name="Table_20_Main_20_Content_20_Right"/>
          </table:table-cell>
          <table:table-cell table:style-name="Tableau5.G14" office:value-type="string">
            <text:p text:style-name="Table_20_Main_20_Content_20_Right"/>
          </table:table-cell>
          <table:table-cell table:style-name="Tableau5.H14" office:value-type="string">
            <text:p text:style-name="Table_20_Main_20_Content_20_Right"/>
          </table:table-cell>
        </table:table-row>
        <table:table-row table:style-name="Tableau5.1">
          <table:table-cell table:style-name="Tableau5.A15" office:value-type="string">
            <text:p text:style-name="Table_20_Main_20_Content_20_Left"/>
          </table:table-cell>
          <table:table-cell table:style-name="Tableau5.B15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C15" office:value-type="string">
            <text:p text:style-name="Table_20_Main_20_Content_20_Left"/>
          </table:table-cell>
          <table:table-cell table:style-name="Tableau5.D15" office:value-type="string">
            <text:p text:style-name="Table_20_Main_20_Content_20_Left"/>
          </table:table-cell>
          <table:table-cell table:style-name="Tableau5.E15" office:value-type="string">
            <text:p text:style-name="Table_20_Main_20_Content_20_Left"/>
          </table:table-cell>
          <table:table-cell table:style-name="Tableau5.F15" office:value-type="string">
            <text:p text:style-name="Table_20_Main_20_Content_20_Left"/>
          </table:table-cell>
          <table:table-cell table:style-name="Tableau5.G15" office:value-type="string">
            <text:p text:style-name="Table_20_Main_20_Content_20_Left"/>
          </table:table-cell>
          <table:table-cell table:style-name="Tableau5.H15" office:value-type="string">
            <text:p text:style-name="Table_20_Main_20_Content_20_Left"/>
          </table:table-cell>
        </table:table-row>
      </table:table>
      <text:p text:style-name="Small_20_new_20_line"/>
      <table:table table:name="Tableau6" table:style-name="Tableau6">
        <table:table-column table:style-name="Tableau6.A"/>
        <table:table-column table:style-name="Tableau6.B"/>
        <table:table-column table:style-name="Tableau6.C"/>
        <text:soft-page-break/>
        <table:table-row table:style-name="TableLine94079563073536">
          <table:table-cell table:style-name="TableBox94079563074384" office:value-type="string">
            <text:p text:style-name="P9"/>
          </table:table-cell>
          <table:table-cell table:style-name="TableBox94079563120480" office:value-type="string">
            <text:p text:style-name="P9"/>
          </table:table-cell>
          <table:table-cell table:style-name="TableBox94079563120848" office:value-type="string">
            <table:table table:name="Tableau7" table:style-name="Tableau7">
              <table:table-column table:style-name="Tableau7.A"/>
              <table:table-column table:style-name="Tableau7.B"/>
              <table:table-row table:style-name="TableLine94079563076880">
                <table:table-cell table:style-name="Tableau7.A1" office:value-type="string">
                  <text:p text:style-name="Table_20_Totals_20_Header"><text:text-input text:description="py3o://function=&quot;lang=='fr_FR' and u'Total HT' or u'Net total'&quot;">Net total</text:text-input></text:p>
                </table:table-cell>
                <table:table-cell table:style-name="Tableau7.B1" office:value-type="string">
                  <text:p text:style-name="Table_20_Totals_20_Content"><text:text-input text:description="py3o://function=&quot;o_format_lang((o.move_type=='out_refund' and -1 or 1) * o.amount_untaxed, currency_obj=o.currency_id, lang_code=lang)">[o.amount_untaxed]</text:text-input></text:p>
                </table:table-cell>
              </table:table-row>
              <table:table-row table:style-name="TableLine94079563112752">
                <table:table-cell table:style-name="Tableau7.A2" office:value-type="string">
                  <text:p text:style-name="P52"><text:a xlink:type="simple" xlink:href="py3o://for=%22(label,%20tax_list)%20in%20o.tax_totals['groups_by_subtotal'].items()%22" text:style-name="Internet_20_link" text:visited-style-name="Visited_20_Internet_20_Link"><text:span text:style-name="T39">for="(label, tax_list) in o.tax_totals['groups_by_subtotal'].items()"</text:span></text:a></text:p>
                </table:table-cell>
                <table:table-cell table:style-name="Tableau7.B2" office:value-type="string">
                  <text:p text:style-name="P63"/>
                </table:table-cell>
              </table:table-row>
              <table:table-row table:style-name="TableLine94079563113856">
                <table:table-cell table:style-name="Tableau7.A2" office:value-type="string">
                  <text:p text:style-name="P52"><text:a xlink:type="simple" xlink:href="py3o://for=%22tax_dict%20in%20tax_list%22" text:style-name="Internet_20_link" text:visited-style-name="Visited_20_Internet_20_Link"><text:span text:style-name="T40">for="tax_dict in tax_list"</text:span></text:a></text:p>
                </table:table-cell>
                <table:table-cell table:style-name="Tableau7.B2" office:value-type="string">
                  <text:p text:style-name="P63"/>
                </table:table-cell>
              </table:table-row>
              <table:table-row table:style-name="TableLine94079563114448">
                <table:table-cell table:style-name="Tableau7.A2" office:value-type="string">
                  <text:p text:style-name="P52"><text:text-input text:description="py3o://function=&quot;tax_dict['tax_group_name'] + (lang=='fr_FR' and ' sur ' or ' on ') +  o_format_lang(tax_dict['tax_group_base_amount'], currency_obj=o.currency_id, lang_code=lang)&quot;">tax_base_amount</text:text-input></text:p>
                </table:table-cell>
                <table:table-cell table:style-name="Tableau7.B2" office:value-type="string">
                  <text:p text:style-name="P63"><text:text-input text:description="py3o://function=&quot;o_format_lang(tax_dict['tax_group_amount'], currency_obj=o.currency_id, lang_code=lang)&quot;">[tax_amount]</text:text-input><text:user-field-input text:name="py3o.hline" text:description="py3o://function=&quot;formatLang(tax_amount, monetary=True, currency_obj=o.currency_id)&quot;"/></text:p>
                </table:table-cell>
              </table:table-row>
              <table:table-row table:style-name="TableLine94079563115040">
                <table:table-cell table:style-name="Tableau7.A2" office:value-type="string">
                  <text:p text:style-name="P52"><text:a xlink:type="simple" xlink:href="py3o:///for" text:style-name="Internet_20_link" text:visited-style-name="Visited_20_Internet_20_Link"><text:span text:style-name="T41">/for</text:span></text:a><text:text-input text:description="py3o://function=&quot;lang=='fr_FR' and u'Total taxes' or u'Tax Total'&quot;"/></text:p>
                </table:table-cell>
                <table:table-cell table:style-name="Tableau7.B2" office:value-type="string">
                  <text:p text:style-name="P63"><text:text-input text:description="py3o://function=&quot;formatLang(o.amount_tax, monetary=True, currency_obj=o.currency_id)"/></text:p>
                </table:table-cell>
              </table:table-row>
              <table:table-row table:style-name="TableLine94079563115632">
                <table:table-cell table:style-name="Tableau7.A2" office:value-type="string">
                  <text:p text:style-name="P53"><text:a xlink:type="simple" xlink:href="py3o:///for" text:style-name="Internet_20_link" text:visited-style-name="Visited_20_Internet_20_Link"><text:span text:style-name="T41">/for</text:span></text:a><text:text-input text:description="py3o://function=&quot;lang=='fr_FR' and u'Total taxes' or u'Tax Total'&quot;"/></text:p>
                </table:table-cell>
                <table:table-cell table:style-name="Tableau7.B2" office:value-type="string">
                  <text:p text:style-name="P63"/>
                </table:table-cell>
              </table:table-row>
              <table:table-row table:style-name="TableLine94079563116224">
                <table:table-cell table:style-name="Tableau7.A2" office:value-type="string">
                  <text:p text:style-name="Table_20_Totals_20_Header"><text:text-input text:description="py3o://function=&quot;lang=='fr_FR' and u'Total TTC' or u'Total'&quot;">Total</text:text-input></text:p>
                </table:table-cell>
                <table:table-cell table:style-name="Tableau7.B2" office:value-type="string">
                  <text:p text:style-name="Table_20_Totals_20_Content_20_Highlight"><text:text-input text:description="py3o://function=&quot;o_format_lang((o.move_type=='out_refund' and -1 or 1) * o.amount_total,  currency_obj=o.currency_id, lang_code=lang)">[o.amount_total]</text:text-input></text:p>
                </table:table-cell>
              </table:table-row>
              <table:table-row table:style-name="TableLine94079563116816">
                <table:table-cell table:style-name="Tableau7.A2" office:value-type="string">
                  <text:p text:style-name="Table_20_Totals_20_Header"><text:a xlink:type="simple" xlink:href="py3o://if=%22report_xml.report_name=='account.report_invoice_with_payments'%20and%20o.move_type=='out_invoice'%20and%20o.state%20==%20'posted'%22" text:style-name="Internet_20_link" text:visited-style-name="Visited_20_Internet_20_Link"><text:span text:style-name="T42">if="report_xml.report_name=='account.report_invoice_with_payments' and o.move_type=='out_invoice' and o.state == 'posted'"</text:span></text:a></text:p>
                </table:table-cell>
                <table:table-cell table:style-name="Tableau7.B2" office:value-type="string">
                  <text:p text:style-name="Table_20_Totals_20_Content_20_Highlight"/>
                </table:table-cell>
              </table:table-row>
              <table:table-row table:style-name="TableLine94079563117408">
                <table:table-cell table:style-name="Tableau7.A2" office:value-type="string">
                  <text:p text:style-name="Table_20_Totals_20_Header"><text:a xlink:type="simple" xlink:href="py3o://for=%22pvals%20in%20(o.invoice_payments_widget%20and%20o.invoice_payments_widget['content']%20or%20[])%22" text:style-name="Internet_20_link" text:visited-style-name="Visited_20_Internet_20_Link"><text:span text:style-name="T43">for="pvals in (o.invoice_payments_widget and o.invoice_payments_widget['content'] or [])"</text:span></text:a></text:p>
                </table:table-cell>
                <table:table-cell table:style-name="Tableau7.B2" office:value-type="string">
                  <text:p text:style-name="Table_20_Totals_20_Content_20_Highlight"/>
                </table:table-cell>
              </table:table-row>
              <table:table-row table:style-name="TableLine94079563118000">
                <table:table-cell table:style-name="Tableau7.A2" office:value-type="string">
                  <text:p text:style-name="P51"><text:text-input text:description="py3o://function=&quot;(lang=='fr_FR' and 'Payé le ' or 'Paid on ') + o_format_date(pvals['date'], lang_code=lang)&quot;">Paid on pvals['date']</text:text-input></text:p>
                </table:table-cell>
                <table:table-cell table:style-name="Tableau7.B2" office:value-type="string">
                  <text:p text:style-name="P45"><text:text-input text:description="py3o://function=&quot;o_format_lang(pvals['amount'], currency_obj=o.currency_id, lang_code=lang)&quot;">pvals['amount']</text:text-input></text:p>
                </table:table-cell>
              </table:table-row>
              <table:table-row table:style-name="TableLine94079563118592">
                <table:table-cell table:style-name="Tableau7.A2" office:value-type="string">
                  <text:p text:style-name="P54"><text:a xlink:type="simple" xlink:href="py3o:///for" text:style-name="Internet_20_link" text:visited-style-name="Visited_20_Internet_20_Link"><text:span text:style-name="T41">/for</text:span></text:a><text:text-input text:description="py3o://function=&quot;lang=='fr_FR' and u'Total taxes' or u'Tax Total'&quot;"/></text:p>
                </table:table-cell>
                <table:table-cell table:style-name="Tableau7.B2" office:value-type="string">
                  <text:p text:style-name="Table_20_Totals_20_Content_20_Highlight"/>
                </table:table-cell>
              </table:table-row>
              <table:table-row table:style-name="TableLine94079563119184">
                <table:table-cell table:style-name="Tableau7.A2" office:value-type="string">
                  <text:p text:style-name="Table_20_Totals_20_Header"><text:text-input text:description="py3o://function=&quot;lang=='fr_FR' and u'Solde à payer' or u'Residual'&quot;">Residual</text:text-input></text:p>
                </table:table-cell>
                <table:table-cell table:style-name="Tableau7.B2" office:value-type="string">
                  <text:p text:style-name="Table_20_Totals_20_Content_20_Highlight"><text:text-input text:description="py3o://function=&quot;o_format_lang(o.amount_residual, currency_obj=o.currency_id, lang_code=lang)&quot;">[o.amount_residual]</text:text-input></text:p>
                </table:table-cell>
              </table:table-row>
              <table:table-row table:style-name="TableLine94079563119776">
                <table:table-cell table:style-name="Tableau7.A2" office:value-type="string">
                  <text:p text:style-name="P62"><text:a xlink:type="simple" xlink:href="py3o:///if" text:style-name="Internet_20_link" text:visited-style-name="Visited_20_Internet_20_Link">/if</text:a></text:p>
                </table:table-cell>
                <table:table-cell table:style-name="Tableau7.B2" office:value-type="string">
                  <text:p text:style-name="Table_20_Totals_20_Content"/>
                </table:table-cell>
              </table:table-row>
            </table:table>
            <text:p text:style-name="P9"/>
          </table:table-cell>
        </table:table-row>
      </table:table>
      <text:p text:style-name="P24"><text:a xlink:type="simple" xlink:href="py3o://with=%22narration_txt=html_sanitize(o.narration)%22" text:style-name="Internet_20_link" text:visited-style-name="Visited_20_Internet_20_Link"><text:span text:style-name="T8">with="narration_txt=html_sanitize(o.narration)"</text:span></text:a></text:p>
      <text:p text:style-name="P24"><text:a xlink:type="simple" xlink:href="py3o://if=%22o.narration%20and%20narration_txt%22" text:style-name="Internet_20_link" text:visited-style-name="Visited_20_Internet_20_Link"><text:span text:style-name="T9">if="o.narration and narration_txt"</text:span></text:a></text:p>
      <text:p text:style-name="P6"/>
      <table:table table:name="Tableau9" table:style-name="Tableau9">
        <table:table-column table:style-name="Tableau9.A"/>
        <table:table-column table:style-name="Tableau9.B"/>
        <table:table-row table:style-name="TableLine94079563121488">
          <table:table-cell table:style-name="Tableau9.A1" office:value-type="string">
            <text:p text:style-name="Table_20_Header_20_center">Notes</text:p>
          </table:table-cell>
          <table:table-cell table:style-name="Tableau9.B1" office:value-type="string">
            <text:p text:style-name="Table_20_Contents"><text:text-input text:description="py3o://function=&quot;format_multiline_value(narration_txt)&quot;">[narration_txt]</text:text-input></text:p>
          </table:table-cell>
        </table:table-row>
      </table:table>
      <text:p text:style-name="Text_20_body"><text:a xlink:type="simple" xlink:href="py3o:///if" text:style-name="Internet_20_link" text:visited-style-name="Visited_20_Internet_20_Link">/if</text:a></text:p>
      <text:p text:style-name="Text_20_body"><text:a xlink:type="simple" xlink:href="py3o:///with" text:style-name="Internet_20_link" text:visited-style-name="Visited_20_Internet_20_Link"><text:span text:style-name="T37">/with</text:span></text:a></text:p>
      <text:p text:style-name="Text_20_body"><text:a xlink:type="simple" xlink:href="py3o://if=%22o.payment_mode_id%20and%20o.move_type=='out_invoice'%22" text:style-name="Internet_20_link" text:visited-style-name="Visited_20_Internet_20_Link"><text:span text:style-name="T30">if="o.payment_mode_id and o.move_type=='out_invoice'"</text:span></text:a></text:p>
      <text:p text:style-name="P17"><text:a xlink:type="simple" xlink:href="py3o://with=%22bank_label=lang=='fr_FR'%20and%20'Banque%20:'%20or%20'Bank:'%22" text:style-name="Internet_20_link" text:visited-style-name="Visited_20_Internet_20_Link"><text:span text:style-name="T32">with="bank_label=lang=='fr_FR' and 'Banque :' or 'Bank:'"</text:span></text:a></text:p>
      <text:p text:style-name="P18"><text:a xlink:type="simple" xlink:href="py3o://with=%22mandate_number_label=lang=='fr_FR'%20and%20'Relevé%20unique%20de%20mandat'%20or%20'Mandate%20Unique%20Reference'%22" text:style-name="Internet_20_link" text:visited-style-name="Visited_20_Internet_20_Link"><text:span text:style-name="T32">with="mandate_number_label=lang=='fr_FR' and 'Relevé unique de mandat' or 'Mandate Unique Reference'"</text:span></text:a></text:p>
      <text:p text:style-name="P19"/>
      <table:table table:name="Tableau11" table:style-name="Tableau11">
        <table:table-column table:style-name="Tableau11.A"/>
        <table:table-column table:style-name="Tableau11.B"/>
        <text:soft-page-break/>
        <table:table-row table:style-name="TableLine94079563131264">
          <table:table-cell table:style-name="Tableau11.A1" office:value-type="string">
            <text:p text:style-name="Table_20_Header_20_center"><text:a xlink:type="simple" xlink:href="py3o://function=%22lang=='fr_FR'%20and%20'Règlement'%20or%20'Payment'%22" text:style-name="Internet_20_link" text:visited-style-name="Visited_20_Internet_20_Link"><text:span text:style-name="T33">function="lang=='fr_FR' and 'Règlement' or 'Payment'"</text:span></text:a></text:p>
          </table:table-cell>
          <table:table-cell table:style-name="Tableau11.B1" office:value-type="string">
            <text:p text:style-name="Table_20_Contents"><text:a xlink:type="simple" xlink:href="py3o://if=%22o.payment_mode_id%20and%20o.payment_mode_id.payment_method_id.code%20in%20('manual',%20'sepa_credit_transfer')%20and%20o.payment_mode_id.bank_account_link%20==%20'fixed'%20and%20o.payment_mode_id.fixed_journal_id.bank_account_id.acc_type=='iban'%22" text:style-name="Internet_20_link" text:visited-style-name="Visited_20_Internet_20_Link"><text:span text:style-name="T18">if="o.payment_mode_id and o.payment_mode_id.payment_method_id.code in ('manual', 'sepa_credit_transfer') and o.payment_mode_id.bank_account_link == 'fixed' and o.payment_mode_id.fixed_journal_id.bank_account_id.acc_type=='iban'"</text:span></text:a></text:p>
            <text:p text:style-name="Table_20_Contents"><text:a xlink:type="simple" xlink:href="py3o://function=%22lang=='fr_FR'%20and%20'Facture%20à%20régler%20par%20virement%20sur%20le%20compte%20suivant :'%20or%20'Invoice%20to%20pay%20by%20wire%20transfer%20to%20the%20following%20bank%20account:'%22" text:style-name="Internet_20_link" text:visited-style-name="Visited_20_Internet_20_Link"><text:span text:style-name="T27">function="lang=='fr_FR' and 'Facture à régler par virement sur le compte suivant :' or 'Invoice to pay by wire transfer to the following bank account:'"</text:span></text:a></text:p>
            <text:p text:style-name="P32"><text:span text:style-name="T6">IBAN : </text:span><text:span text:style-name="T6"><text:user-field-get text:name="py3o.o.payment_mode_id.fixed_journal_id.bank_account_id.acc_number">IBAN</text:user-field-get></text:span><text:span text:style-name="T6"><text:s/>- BIC : </text:span><text:span text:style-name="T6"><text:user-field-get text:name="py3o.o.payment_mode_id.fixed_journal_id.bank_account_id.bank_id.bic">BIC</text:user-field-get></text:span><text:span text:style-name="T6"><text:s/>- </text:span><text:span text:style-name="T6"><text:user-field-get text:name="py3o.bank_label">Bank Label</text:user-field-get></text:span><text:span text:style-name="T6"><text:s/></text:span><text:span text:style-name="T6"><text:user-field-get text:name="py3o.o.payment_mode_id.fixed_journal_id.bank_account_id.bank_id.name">Bank Name</text:user-field-get></text:span>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if=%22o.payment_mode_id%20and%20o.payment_mode_id.payment_method_id.code%20==%20'sepa_direct_debit'%22" text:style-name="Internet_20_link" text:visited-style-name="Visited_20_Internet_20_Link">if="o.payment_mode_id and o.payment_mode_id.payment_method_id.code == 'sepa_direct_debit'"</text:a></text:p>
            <text:p text:style-name="Table_20_Contents"><text:a xlink:type="simple" xlink:href="py3o://if=%22not%20o.mandate_id%22" text:style-name="Internet_20_link" text:visited-style-name="Visited_20_Internet_20_Link">if="not o.mandate_id"</text:a></text:p>
            <text:p text:style-name="P12">Mandat non sélectionné sur la facture.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if=%22o.mandate_id%22" text:style-name="Internet_20_link" text:visited-style-name="Visited_20_Internet_20_Link">if="o.mandate_id"</text:a></text:p>
            <text:p text:style-name="Table_20_Contents"><text:a xlink:type="simple" xlink:href="py3o://function=%22lang=='fr_FR'%20and%20'''Cette%20facture%20sera%20prélevée%20à%20l'échéance%20sur%20le%20compte%20bancaire%20suivant :'''%20or%20'On%20due%20date,%20this%20invoice%20will%20be%20automatically%20deducted%20from%20the%20following%20bank%20account:'%22" text:style-name="Internet_20_link" text:visited-style-name="Visited_20_Internet_20_Link"><text:span text:style-name="T27">function="lang=='fr_FR' and '''Cette facture sera prélevée à l'échéance sur le compte bancaire suivant :''' or 'On due date, this invoice will be automatically deducted from the following bank account:'"</text:span></text:a></text:p>
            <text:p text:style-name="Table_20_Contents"><text:a xlink:type="simple" xlink:href="py3o://if=%22o.mandate_id%20and%20o.mandate_id.partner_bank_id.acc_type=='iban'%22" text:style-name="Internet_20_link" text:visited-style-name="Visited_20_Internet_20_Link">if="o.mandate_id and o.mandate_id.partner_bank_id.acc_type=='iban'"</text:a></text:p>
            <text:p text:style-name="Table_20_Contents">IBAN : <text:user-field-get text:name="py3o.o.mandate_id.partner_bank_id.acc_number">Direct debit mandate Bank account number</text:user-field-get></text:p>
            <text:p text:style-name="Table_20_Contents"><text:a xlink:type="simple" xlink:href="py3o:///if" text:style-name="Internet_20_link" text:visited-style-name="Visited_20_Internet_20_Link">/if</text:a></text:p>
            <text:p text:style-name="P11"><text:user-field-get text:name="py3o.mandate_number_label">Mandate Number Label</text:user-field-get> : <text:user-field-get text:name="py3o.o.mandate_id.unique_mandate_reference">Direct debit Mandate Ref</text:user-field-get><text:s/>- ICS : <text:user-field-get text:name="py3o.o.company_id.sepa_creditor_identifier">Company ICS</text:user-field-get>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/if" text:style-name="Internet_20_link" text:visited-style-name="Visited_20_Internet_20_Link">/if</text:a></text:p>
          </table:table-cell>
        </table:table-row>
      </table:table>
      <text:p text:style-name="P3"><text:a xlink:type="simple" xlink:href="py3o:///with" text:style-name="Internet_20_link" text:visited-style-name="Visited_20_Internet_20_Link">/with</text:a></text:p>
      <text:p text:style-name="P3"><text:a xlink:type="simple" xlink:href="py3o:///with" text:style-name="Internet_20_link" text:visited-style-name="Visited_20_Internet_20_Link">/with</text:a></text:p>
      <text:p text:style-name="Standard"><text:a xlink:type="simple" xlink:href="py3o:///if" text:style-name="Internet_20_link" text:visited-style-name="Visited_20_Internet_20_Link">/if</text:a></text:p>
      <text:p text:style-name="P5"><text:a xlink:type="simple" xlink:href="py3o://if=%22o.company_id.static_invoice_terms%22" text:style-name="Internet_20_link" text:visited-style-name="Visited_20_Internet_20_Link"><text:span text:style-name="T35">if="o.company_id.static_invoice_terms"</text:span></text:a></text:p>
      <text:p text:style-name="P2"/>
      <text:p text:style-name="P4"><text:text-input text:description="py3o://function=&quot;format_multiline_value(o.company_id.static_invoice_terms)&quot;">[o.company_id.static_invoice_terms]</text:text-input></text:p>
      <text:p text:style-name="P5"><text:a xlink:type="simple" xlink:href="py3o:///if" text:style-name="Internet_20_link" text:visited-style-name="Visited_20_Internet_20_Link"><text:span text:style-name="T34">/if</text:span></text:a></text:p>
      <text:p text:style-name="Standard"><text:a xlink:type="simple" xlink:href="py3o://if=%22o.fiscal_position_id%20and%20o.fiscal_position_id.note%20and%20html_sanitize(o.fiscal_position_id.note)%22" text:style-name="Internet_20_link" text:visited-style-name="Visited_20_Internet_20_Link"><text:span text:style-name="T38">if="o.fiscal_position_id and o.fiscal_position_id.note and html_sanitize(o.fiscal_position_id.note)"</text:span></text:a></text:p>
      <text:p text:style-name="Small_20_new_20_line"/>
      <text:p text:style-name="P64"><text:text-input text:description="py3o://function=&quot;format_multiline_value(html_sanitize(o.fiscal_position_id.note))&quot;">o.fiscal_position_id.note</text:text-input></text:p>
      <text:p text:style-name="Standard"><text:a xlink:type="simple" xlink:href="py3o:///if" text:style-name="Internet_20_link" text:visited-style-name="Visited_20_Internet_20_Link">/if</text:a></text:p>
      <text:p text:style-name="P55"><text:a xlink:type="simple" xlink:href="py3o:///for" text:style-name="Internet_20_link" text:visited-style-name="Visited_20_Internet_20_Link"/></text:p>
      <text:p text:style-name="Standard"><text:a xlink:type="simple" xlink:href="py3o:///with" text:style-name="Internet_20_link" text:visited-style-name="Visited_20_Internet_20_Link">/with</text:a></text:p>
      <text:p text:style-name="P3"><text:a xlink:type="simple" xlink:href="py3o:///with" text:style-name="Internet_20_link" text:visited-style-name="Visited_20_Internet_20_Link">/with</text:a></text:p>
      <text:p text:style-name="P3"><text:a xlink:type="simple" xlink:href="py3o:///for" text:style-name="Internet_20_link" text:visited-style-name="Visited_20_Internet_20_Link"><text:span text:style-name="T21">/for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0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" fo:font-family="Arial" style:font-style-name="Normal" style:font-family-generic="swiss" style:font-pitch="variable" fo:font-size="4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Duplicata" style:family="paragraph" style:parent-style-name="Standard" style:master-page-name="">
      <loext:graphic-properties draw:fill-image-width="0cm" draw:fill-image-height="0cm"/>
      <style:paragraph-properties fo:text-align="end" style:justify-single-word="false" style:page-number="auto" style:shadow="none">
        <style:tab-stops/>
      </style:paragraph-properties>
      <style:text-properties style:font-name="Arial2" fo:font-family="Arial" style:font-style-name="Gras" style:font-family-generic="swiss" style:font-pitch="variable" fo:font-size="14pt" fo:font-weight="bold" officeooo:rsid="00af4830" fo:background-color="#ffcc99" style:font-size-asian="10.5pt"/>
    </style:style>
    <style:style style:name="Table_20_Main_20_Content_20_Small_20_Left" style:display-name="Table Main Content Small Left" style:family="paragraph" style:parent-style-name="Table_20_Main_20_Content_20_Left">
      <style:text-properties fo:font-size="7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9.6cm" style:rel-width="100%" fo:margin-left="0cm" table:align="left"/>
    </style:style>
    <style:style style:name="Tableau12.A" style:family="table-column">
      <style:table-column-properties style:column-width="4.159cm" style:rel-column-width="2358*"/>
    </style:style>
    <style:style style:name="Tableau12.B" style:family="table-column">
      <style:table-column-properties style:column-width="15.441cm" style:rel-column-width="8754*"/>
    </style:style>
    <style:style style:name="Tableau12.A1" style:family="table-cell">
      <style:table-cell-properties fo:padding="0cm" fo:border="none"/>
    </style:style>
    <style:style style:name="MP1" style:family="paragraph" style:parent-style-name="Standard">
      <style:text-properties fo:font-size="4pt" officeooo:paragraph-rsid="0007d180" style:font-size-asian="3.5pt" style:font-size-complex="4pt"/>
    </style:style>
    <style:style style:name="MP2" style:family="paragraph" style:parent-style-name="Table_20_Contents">
      <style:text-properties officeooo:paragraph-rsid="0007d180"/>
    </style:style>
    <style:style style:name="MP3" style:family="paragraph" style:parent-style-name="Header">
      <style:text-properties style:font-name="Arial1" fo:font-size="8pt" officeooo:rsid="000d9e36" officeooo:paragraph-rsid="015896f3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0.9cm" fo:margin-bottom="0.9cm" fo:margin-left="0.7cm" fo:margin-right="0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row table:style-name="TableLine94079562351456">
            <table:table-cell table:style-name="Tableau12.A1" office:value-type="string">
              <text:p text:style-name="MP2"><draw:frame draw:style-name="Mfr1" draw:name="py3o.image(objects[0].company_id.partner_id.image_256, 'png', height='1.3cm', isb64=True)" text:anchor-type="as-char" svg:width="2.935cm" draw:z-index="4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3"><text:text-input text:description="py3o://function=&quot;format_multiline_value(objects[0].company_id._display_report_header(line_details=[['phone', 'email', 'website'], ['vat', (hasattr(objects[0].company_id, 'siret') and objects[0].company_id.siret or False, 'SIRET :'), (hasattr(objects[0].company_id, 'ape') and objects[0].company_id.ape or False, 'APE :'), (objects[0].company_id.capital_amount and formatLang(objects[0].company_id.capital_amount, monetary=True, currency_obj=objects[0].company_id.currency_id) or False, objects[0].company_id.legal_type and objects[0].company_id.legal_type + ' au capital de')]]))&quot;">[company_header]</text:text-input></text:p>
            </table:table-cell>
          </table:table-row>
        </table:table>
        <text:p text:style-name="MP1"/>
      </style:header>
      <style:footer>
        <text:p text:style-name="Footer">Page <text:page-number text:select-page="current">5</text:page-number><text:s/>/ <text:page-count>5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12-12T23:20:40.667682566</meta:creation-date>
    <dc:date>2022-12-14T08:57:59.619599817</dc:date>
    <meta:editing-duration>P1DT20H49M40S</meta:editing-duration>
    <meta:editing-cycles>427</meta:editing-cycles>
    <meta:generator>LibreOffice/6.4.7.2$Linux_X86_64 LibreOffice_project/40$Build-2</meta:generator>
    <meta:document-statistic meta:table-count="11" meta:image-count="0" meta:object-count="0" meta:page-count="5" meta:paragraph-count="145" meta:word-count="473" meta:character-count="3817" meta:non-whitespace-character-count="3584"/>
  </office:meta>
</office:document-meta>
</file>